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2">
      <style:table-cell-properties fo:background-color="#b3cac7" fo:border="0.74pt solid #000000"/>
    </style:style>
    <style:style style:name="ce4" style:family="table-cell" style:parent-style-name="Default" style:data-style-name="N2">
      <style:table-cell-properties fo:border="0.74pt solid #000000"/>
    </style:style>
    <style:style style:name="ce10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 style:data-style-name="N2">
      <style:table-cell-properties fo:background-color="#77bc65" fo:border="0.74pt solid #000000"/>
    </style:style>
    <style:style style:name="ce12" style:family="table-cell" style:parent-style-name="Default">
      <style:table-cell-properties fo:background-color="#333333"/>
    </style:style>
    <style:style style:name="ce13" style:family="table-cell" style:parent-style-name="Default" style:data-style-name="N2">
      <style:table-cell-properties fo:background-color="#e8f2a1" fo:border="0.74pt solid #000000"/>
    </style:style>
    <style:style style:name="ce21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2">
      <style:table-cell-properties fo:background-color="transparent" fo:border="none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" style:family="table-cell" style:parent-style-name="Default">
      <style:table-cell-properties fo:background-color="#b3cac7" style:text-align-source="value-type" style:repeat-content="false" fo:border="0.74pt solid #000000"/>
      <style:paragraph-properties fo:margin-left="0in"/>
    </style:style>
    <style:style style:name="ce26" style:family="table-cell" style:parent-style-name="Default" style:data-style-name="N2">
      <style:table-cell-properties fo:background-color="transparent" fo:border="0.74pt solid #000000"/>
    </style:style>
    <style:style style:name="ce19" style:family="table-cell" style:parent-style-name="Default">
      <style:table-cell-properties style:text-align-source="value-type" style:repeat-content="false" fo:background-color="transparent" fo:border="non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8252in" svg:y="0.761in">
            <draw:object draw:notify-on-update-of-ranges="Sheet1.A10:Sheet1.A30 Sheet1.G1:Sheet1.G1 Sheet1.B10:Sheet1.B30 Sheet1.C10:Sheet1.C30 Sheet1.G2:Sheet1.G2 Sheet1.D10:Sheet1.D30 Sheet1.E10:Sheet1.E30 Sheet1.G3:Sheet1.G3 Sheet1.F10:Sheet1.F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689in" svg:y="8.0917in">
            <draw:object draw:notify-on-update-of-ranges="Sheet1.A42:Sheet1.A62 Sheet1.G33:Sheet1.G33 Sheet1.E42:Sheet1.E62 Sheet1.F42:Sheet1.F62 Sheet1.G34:Sheet1.G34 Sheet1.J42:Sheet1.J62 Sheet1.K42:Sheet1.K62 Sheet1.G35:Sheet1.G35 Sheet1.O42:Sheet1.O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4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21" table:number-columns-repeated="2"/>
          <table:table-cell table:style-name="Default"/>
          <table:table-cell table:style-name="ce1"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K=74.97</text:p>
          </table:table-cell>
          <table:table-cell table:number-columns-repeated="8"/>
        </table:table-row>
        <table:table-row table:style-name="ro1">
          <table:table-cell table:style-name="ce2" office:value-type="float" office:value="74.97" calcext:value-type="float">
            <text:p>74.97</text:p>
          </table:table-cell>
          <table:table-cell table:style-name="ce21" table:number-columns-repeated="2"/>
          <table:table-cell table:style-name="Default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style-name="ce5" office:value-type="string" calcext:value-type="string">
            <text:p>K=98.39</text:p>
          </table:table-cell>
          <table:table-cell table:number-columns-repeated="8"/>
        </table:table-row>
        <table:table-row table:style-name="ro1">
          <table:table-cell table:style-name="ce2" office:value-type="float" office:value="98.39" calcext:value-type="float">
            <text:p>98.39</text:p>
          </table:table-cell>
          <table:table-cell table:style-name="ce21" table:number-columns-repeated="2"/>
          <table:table-cell table:style-name="Default" table:number-columns-repeated="3"/>
          <table:table-cell table:style-name="ce5" office:value-type="string" calcext:value-type="string">
            <text:p>K=121.82</text:p>
          </table:table-cell>
          <table:table-cell table:number-columns-repeated="8"/>
        </table:table-row>
        <table:table-row table:style-name="ro1">
          <table:table-cell table:style-name="ce2" office:value-type="float" office:value="121.82" calcext:value-type="float">
            <text:p>121.82</text:p>
          </table:table-cell>
          <table:table-cell table:style-name="ce21"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3" office:value-type="string" calcext:value-type="string">
            <text:p>Step 1</text:p>
          </table:table-cell>
          <table:table-cell table:style-name="ce3"/>
          <table:table-cell table:style-name="ce3" office:value-type="string" calcext:value-type="string">
            <text:p>Step 2</text:p>
          </table:table-cell>
          <table:table-cell table:style-name="ce3"/>
          <table:table-cell table:style-name="ce3" office:value-type="string" calcext:value-type="string">
            <text:p>Step 3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formula="of:=[.A2]/[.E2]" office:value-type="float" office:value="3.7485" calcext:value-type="float">
            <text:p>3.75</text:p>
          </table:table-cell>
          <table:table-cell/>
          <table:table-cell table:formula="of:=[.A3]/[.E2]" office:value-type="float" office:value="4.9195" calcext:value-type="float">
            <text:p>4.92</text:p>
          </table:table-cell>
          <table:table-cell/>
          <table:table-cell table:formula="of:=[.A4]/[.E2]" office:value-type="float" office:value="6.091" calcext:value-type="float">
            <text:p>6.09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0" office:value-type="string" calcext:value-type="string" table:number-columns-spanned="7" table:number-rows-spanned="1">
            <text:p>Stage 4</text:p>
          </table:table-cell>
          <table:covered-table-cell table:number-columns-repeated="6" table:style-name="ce2"/>
          <table:table-cell table:number-columns-repeated="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table:formula="of:=[.$A$7]*[.G10]" office:value-type="float" office:value="0" calcext:value-type="float">
            <text:p>0.00</text:p>
          </table:table-cell>
          <table:table-cell table:formula="of:=260 + 0.8*POWER([.A10];0.67) + 1.6*POWER(([.$A$2]-[.A10]); 0.67)" office:value-type="float" office:value="288.859886244351" calcext:value-type="float">
            <text:p>288.86</text:p>
          </table:table-cell>
          <table:table-cell table:formula="of:=[.$C$7]*[.G10]" office:value-type="float" office:value="0" calcext:value-type="float">
            <text:p>0.00</text:p>
          </table:table-cell>
          <table:table-cell table:formula="of:=260 + 0.8*POWER([.C10];0.67) + 1.6*POWER(([.$A$3]-[.C10]); 0.67)" office:value-type="float" office:value="294.625585533308" calcext:value-type="float">
            <text:p>294.63</text:p>
          </table:table-cell>
          <table:table-cell table:formula="of:=[.$E$7]*[.G10]" office:value-type="float" office:value="0" calcext:value-type="float">
            <text:p>0.00</text:p>
          </table:table-cell>
          <table:table-cell table:formula="of:=260 + 0.8*POWER([.E10];0.67) + 1.6*POWER(([.$A$4]-[.E10]); 0.67)" office:value-type="float" office:value="299.953188235372" calcext:value-type="float">
            <text:p>299.95</text:p>
          </table:table-cell>
          <table:table-cell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table:formula="of:=[.$A$7]*[.G11]" office:value-type="float" office:value="3.7485" calcext:value-type="float">
            <text:p>3.75</text:p>
          </table:table-cell>
          <table:table-cell table:formula="of:=260 + 0.8*POWER([.A11];0.67) + 1.6*POWER(([.$A$2]-[.A11]); 0.67)" office:value-type="float" office:value="289.823907097003" calcext:value-type="float">
            <text:p>289.82</text:p>
          </table:table-cell>
          <table:table-cell table:formula="of:=[.$C$7]*[.G11]" office:value-type="float" office:value="4.9195" calcext:value-type="float">
            <text:p>4.92</text:p>
          </table:table-cell>
          <table:table-cell table:formula="of:=260 + 0.8*POWER([.C11];0.67) + 1.6*POWER(([.$A$3]-[.C11]); 0.67)" office:value-type="float" office:value="295.782200850735" calcext:value-type="float">
            <text:p>295.78</text:p>
          </table:table-cell>
          <table:table-cell table:formula="of:=[.$E$7]*[.G11]" office:value-type="float" office:value="6.091" calcext:value-type="float">
            <text:p>6.09</text:p>
          </table:table-cell>
          <table:table-cell table:formula="of:=260 + 0.8*POWER([.E11];0.67) + 1.6*POWER(([.$A$4]-[.E11]); 0.67)" office:value-type="float" office:value="301.28776406366" calcext:value-type="float">
            <text:p>301.29</text:p>
          </table:table-cell>
          <table:table-cell office:value-type="float" office:value="1" calcext:value-type="float">
            <text:p>1.00</text:p>
          </table:table-cell>
          <table:table-cell table:number-columns-repeated="8"/>
        </table:table-row>
        <table:table-row table:style-name="ro1">
          <table:table-cell table:style-name="ce11" table:formula="of:=[.$A$7]*[.G12]" office:value-type="float" office:value="7.497" calcext:value-type="float">
            <text:p>7.50</text:p>
          </table:table-cell>
          <table:table-cell table:style-name="ce11" table:formula="of:=260 + 0.8*POWER([.A12];0.67) + 1.6*POWER(([.$A$2]-[.A12]); 0.67)" office:value-type="float" office:value="289.977933652203" calcext:value-type="float">
            <text:p>289.98</text:p>
          </table:table-cell>
          <table:table-cell table:style-name="ce11" table:formula="of:=[.$C$7]*[.G12]" office:value-type="float" office:value="9.839" calcext:value-type="float">
            <text:p>9.84</text:p>
          </table:table-cell>
          <table:table-cell table:style-name="ce11" table:formula="of:=260 + 0.8*POWER([.C12];0.67) + 1.6*POWER(([.$A$3]-[.C12]); 0.67)" office:value-type="float" office:value="295.96699921121" calcext:value-type="float">
            <text:p>295.97</text:p>
          </table:table-cell>
          <table:table-cell table:style-name="ce11" table:formula="of:=[.$E$7]*[.G12]" office:value-type="float" office:value="12.182" calcext:value-type="float">
            <text:p>12.18</text:p>
          </table:table-cell>
          <table:table-cell table:style-name="ce11" table:formula="of:=260 + 0.8*POWER([.E12];0.67) + 1.6*POWER(([.$A$4]-[.E12]); 0.67)" office:value-type="float" office:value="301.50099608755" calcext:value-type="float">
            <text:p>301.50</text:p>
          </table:table-cell>
          <table:table-cell table:style-name="ce11" office:value-type="float" office:value="2" calcext:value-type="float">
            <text:p>2.00</text:p>
          </table:table-cell>
          <table:table-cell table:number-columns-repeated="8"/>
        </table:table-row>
        <table:table-row table:style-name="ro1">
          <table:table-cell table:formula="of:=[.$A$7]*[.G13]" office:value-type="float" office:value="11.2455" calcext:value-type="float">
            <text:p>11.25</text:p>
          </table:table-cell>
          <table:table-cell table:formula="of:=260 + 0.8*POWER([.A13];0.67) + 1.6*POWER(([.$A$2]-[.A13]); 0.67)" office:value-type="float" office:value="289.930493740934" calcext:value-type="float">
            <text:p>289.93</text:p>
          </table:table-cell>
          <table:table-cell table:formula="of:=[.$C$7]*[.G13]" office:value-type="float" office:value="14.7585" calcext:value-type="float">
            <text:p>14.76</text:p>
          </table:table-cell>
          <table:table-cell table:formula="of:=260 + 0.8*POWER([.C13];0.67) + 1.6*POWER(([.$A$3]-[.C13]); 0.67)" office:value-type="float" office:value="295.910081637405" calcext:value-type="float">
            <text:p>295.91</text:p>
          </table:table-cell>
          <table:table-cell table:formula="of:=[.$E$7]*[.G13]" office:value-type="float" office:value="18.273" calcext:value-type="float">
            <text:p>18.27</text:p>
          </table:table-cell>
          <table:table-cell table:formula="of:=260 + 0.8*POWER([.E13];0.67) + 1.6*POWER(([.$A$4]-[.E13]); 0.67)" office:value-type="float" office:value="301.435320994837" calcext:value-type="float">
            <text:p>301.44</text:p>
          </table:table-cell>
          <table:table-cell office:value-type="float" office:value="3" calcext:value-type="float">
            <text:p>3.00</text:p>
          </table:table-cell>
          <table:table-cell table:number-columns-repeated="8"/>
        </table:table-row>
        <table:table-row table:style-name="ro1">
          <table:table-cell table:formula="of:=[.$A$7]*[.G14]" office:value-type="float" office:value="14.994" calcext:value-type="float">
            <text:p>14.99</text:p>
          </table:table-cell>
          <table:table-cell table:formula="of:=260 + 0.8*POWER([.A14];0.67) + 1.6*POWER(([.$A$2]-[.A14]); 0.67)" office:value-type="float" office:value="289.760770711462" calcext:value-type="float">
            <text:p>289.76</text:p>
          </table:table-cell>
          <table:table-cell table:formula="of:=[.$C$7]*[.G14]" office:value-type="float" office:value="19.678" calcext:value-type="float">
            <text:p>19.68</text:p>
          </table:table-cell>
          <table:table-cell table:formula="of:=260 + 0.8*POWER([.C14];0.67) + 1.6*POWER(([.$A$3]-[.C14]); 0.67)" office:value-type="float" office:value="295.706450922294" calcext:value-type="float">
            <text:p>295.71</text:p>
          </table:table-cell>
          <table:table-cell table:formula="of:=[.$E$7]*[.G14]" office:value-type="float" office:value="24.364" calcext:value-type="float">
            <text:p>24.36</text:p>
          </table:table-cell>
          <table:table-cell table:formula="of:=260 + 0.8*POWER([.E14];0.67) + 1.6*POWER(([.$A$4]-[.E14]); 0.67)" office:value-type="float" office:value="301.200359010338" calcext:value-type="float">
            <text:p>301.20</text:p>
          </table:table-cell>
          <table:table-cell office:value-type="float" office:value="4" calcext:value-type="float">
            <text:p>4.00</text:p>
          </table:table-cell>
          <table:table-cell table:number-columns-repeated="8"/>
        </table:table-row>
        <table:table-row table:style-name="ro1">
          <table:table-cell table:formula="of:=[.$A$7]*[.G15]" office:value-type="float" office:value="18.7425" calcext:value-type="float">
            <text:p>18.74</text:p>
          </table:table-cell>
          <table:table-cell table:formula="of:=260 + 0.8*POWER([.A15];0.67) + 1.6*POWER(([.$A$2]-[.A15]); 0.67)" office:value-type="float" office:value="289.500602612998" calcext:value-type="float">
            <text:p>289.50</text:p>
          </table:table-cell>
          <table:table-cell table:formula="of:=[.$C$7]*[.G15]" office:value-type="float" office:value="24.5975" calcext:value-type="float">
            <text:p>24.60</text:p>
          </table:table-cell>
          <table:table-cell table:formula="of:=260 + 0.8*POWER([.C15];0.67) + 1.6*POWER(([.$A$3]-[.C15]); 0.67)" office:value-type="float" office:value="295.394305799125" calcext:value-type="float">
            <text:p>295.39</text:p>
          </table:table-cell>
          <table:table-cell table:formula="of:=[.$E$7]*[.G15]" office:value-type="float" office:value="30.455" calcext:value-type="float">
            <text:p>30.46</text:p>
          </table:table-cell>
          <table:table-cell table:formula="of:=260 + 0.8*POWER([.E15];0.67) + 1.6*POWER(([.$A$4]-[.E15]); 0.67)" office:value-type="float" office:value="300.840186245874" calcext:value-type="float">
            <text:p>300.84</text:p>
          </table:table-cell>
          <table:table-cell office:value-type="float" office:value="5" calcext:value-type="float">
            <text:p>5.00</text:p>
          </table:table-cell>
          <table:table-cell table:number-columns-repeated="8"/>
        </table:table-row>
        <table:table-row table:style-name="ro1">
          <table:table-cell table:formula="of:=[.$A$7]*[.G16]" office:value-type="float" office:value="22.491" calcext:value-type="float">
            <text:p>22.49</text:p>
          </table:table-cell>
          <table:table-cell table:formula="of:=260 + 0.8*POWER([.A16];0.67) + 1.6*POWER(([.$A$2]-[.A16]); 0.67)" office:value-type="float" office:value="289.166076770018" calcext:value-type="float">
            <text:p>289.17</text:p>
          </table:table-cell>
          <table:table-cell table:formula="of:=[.$C$7]*[.G16]" office:value-type="float" office:value="29.517" calcext:value-type="float">
            <text:p>29.52</text:p>
          </table:table-cell>
          <table:table-cell table:formula="of:=260 + 0.8*POWER([.C16];0.67) + 1.6*POWER(([.$A$3]-[.C16]); 0.67)" office:value-type="float" office:value="294.992947557753" calcext:value-type="float">
            <text:p>294.99</text:p>
          </table:table-cell>
          <table:table-cell table:formula="of:=[.$E$7]*[.G16]" office:value-type="float" office:value="36.546" calcext:value-type="float">
            <text:p>36.55</text:p>
          </table:table-cell>
          <table:table-cell table:formula="of:=260 + 0.8*POWER([.E16];0.67) + 1.6*POWER(([.$A$4]-[.E16]); 0.67)" office:value-type="float" office:value="300.377073749136" calcext:value-type="float">
            <text:p>300.38</text:p>
          </table:table-cell>
          <table:table-cell office:value-type="float" office:value="6" calcext:value-type="float">
            <text:p>6.00</text:p>
          </table:table-cell>
          <table:table-cell table:number-columns-repeated="8"/>
        </table:table-row>
        <table:table-row table:style-name="ro1">
          <table:table-cell table:formula="of:=[.$A$7]*[.G17]" office:value-type="float" office:value="26.2395" calcext:value-type="float">
            <text:p>26.24</text:p>
          </table:table-cell>
          <table:table-cell table:formula="of:=260 + 0.8*POWER([.A17];0.67) + 1.6*POWER(([.$A$2]-[.A17]); 0.67)" office:value-type="float" office:value="288.766037001763" calcext:value-type="float">
            <text:p>288.77</text:p>
          </table:table-cell>
          <table:table-cell table:formula="of:=[.$C$7]*[.G17]" office:value-type="float" office:value="34.4365" calcext:value-type="float">
            <text:p>34.44</text:p>
          </table:table-cell>
          <table:table-cell table:formula="of:=260 + 0.8*POWER([.C17];0.67) + 1.6*POWER(([.$A$3]-[.C17]); 0.67)" office:value-type="float" office:value="294.512986857452" calcext:value-type="float">
            <text:p>294.51</text:p>
          </table:table-cell>
          <table:table-cell table:formula="of:=[.$E$7]*[.G17]" office:value-type="float" office:value="42.637" calcext:value-type="float">
            <text:p>42.64</text:p>
          </table:table-cell>
          <table:table-cell table:formula="of:=260 + 0.8*POWER([.E17];0.67) + 1.6*POWER(([.$A$4]-[.E17]); 0.67)" office:value-type="float" office:value="299.823264769176" calcext:value-type="float">
            <text:p>299.82</text:p>
          </table:table-cell>
          <table:table-cell office:value-type="float" office:value="7" calcext:value-type="float">
            <text:p>7.00</text:p>
          </table:table-cell>
          <table:table-cell table:number-columns-repeated="8"/>
        </table:table-row>
        <table:table-row table:style-name="ro1">
          <table:table-cell table:formula="of:=[.$A$7]*[.G18]" office:value-type="float" office:value="29.988" calcext:value-type="float">
            <text:p>29.99</text:p>
          </table:table-cell>
          <table:table-cell table:formula="of:=260 + 0.8*POWER([.A18];0.67) + 1.6*POWER(([.$A$2]-[.A18]); 0.67)" office:value-type="float" office:value="288.305267090042" calcext:value-type="float">
            <text:p>288.31</text:p>
          </table:table-cell>
          <table:table-cell table:formula="of:=[.$C$7]*[.G18]" office:value-type="float" office:value="39.356" calcext:value-type="float">
            <text:p>39.36</text:p>
          </table:table-cell>
          <table:table-cell table:formula="of:=260 + 0.8*POWER([.C18];0.67) + 1.6*POWER(([.$A$3]-[.C18]); 0.67)" office:value-type="float" office:value="293.960163195766" calcext:value-type="float">
            <text:p>293.96</text:p>
          </table:table-cell>
          <table:table-cell table:formula="of:=[.$E$7]*[.G18]" office:value-type="float" office:value="48.728" calcext:value-type="float">
            <text:p>48.73</text:p>
          </table:table-cell>
          <table:table-cell table:formula="of:=260 + 0.8*POWER([.E18];0.67) + 1.6*POWER(([.$A$4]-[.E18]); 0.67)" office:value-type="float" office:value="299.185381900883" calcext:value-type="float">
            <text:p>299.19</text:p>
          </table:table-cell>
          <table:table-cell office:value-type="float" office:value="8" calcext:value-type="float">
            <text:p>8.00</text:p>
          </table:table-cell>
          <table:table-cell table:number-columns-repeated="8"/>
        </table:table-row>
        <table:table-row table:style-name="ro1">
          <table:table-cell table:formula="of:=[.$A$7]*[.G19]" office:value-type="float" office:value="33.7365" calcext:value-type="float">
            <text:p>33.74</text:p>
          </table:table-cell>
          <table:table-cell table:formula="of:=260 + 0.8*POWER([.A19];0.67) + 1.6*POWER(([.$A$2]-[.A19]); 0.67)" office:value-type="float" office:value="287.785881191854" calcext:value-type="float">
            <text:p>287.79</text:p>
          </table:table-cell>
          <table:table-cell table:formula="of:=[.$C$7]*[.G19]" office:value-type="float" office:value="44.2755" calcext:value-type="float">
            <text:p>44.28</text:p>
          </table:table-cell>
          <table:table-cell table:formula="of:=260 + 0.8*POWER([.C19];0.67) + 1.6*POWER(([.$A$3]-[.C19]); 0.67)" office:value-type="float" office:value="293.337013101193" calcext:value-type="float">
            <text:p>293.34</text:p>
          </table:table-cell>
          <table:table-cell table:formula="of:=[.$E$7]*[.G19]" office:value-type="float" office:value="54.819" calcext:value-type="float">
            <text:p>54.82</text:p>
          </table:table-cell>
          <table:table-cell table:formula="of:=260 + 0.8*POWER([.E19];0.67) + 1.6*POWER(([.$A$4]-[.E19]); 0.67)" office:value-type="float" office:value="298.466351951097" calcext:value-type="float">
            <text:p>298.47</text:p>
          </table:table-cell>
          <table:table-cell office:value-type="float" office:value="9" calcext:value-type="float">
            <text:p>9.00</text:p>
          </table:table-cell>
          <table:table-cell table:number-columns-repeated="8"/>
        </table:table-row>
        <table:table-row table:style-name="ro1">
          <table:table-cell table:formula="of:=[.$A$7]*[.G20]" office:value-type="float" office:value="37.485" calcext:value-type="float">
            <text:p>37.49</text:p>
          </table:table-cell>
          <table:table-cell table:formula="of:=260 + 0.8*POWER([.A20];0.67) + 1.6*POWER(([.$A$2]-[.A20]); 0.67)" office:value-type="float" office:value="287.207947247246" calcext:value-type="float">
            <text:p>287.21</text:p>
          </table:table-cell>
          <table:table-cell table:formula="of:=[.$C$7]*[.G20]" office:value-type="float" office:value="49.195" calcext:value-type="float">
            <text:p>49.20</text:p>
          </table:table-cell>
          <table:table-cell table:formula="of:=260 + 0.8*POWER([.C20];0.67) + 1.6*POWER(([.$A$3]-[.C20]); 0.67)" office:value-type="float" office:value="292.643618087013" calcext:value-type="float">
            <text:p>292.64</text:p>
          </table:table-cell>
          <table:table-cell table:formula="of:=[.$E$7]*[.G20]" office:value-type="float" office:value="60.91" calcext:value-type="float">
            <text:p>60.91</text:p>
          </table:table-cell>
          <table:table-cell table:formula="of:=260 + 0.8*POWER([.E20];0.67) + 1.6*POWER(([.$A$4]-[.E20]); 0.67)" office:value-type="float" office:value="297.666268974988" calcext:value-type="float">
            <text:p>297.67</text:p>
          </table:table-cell>
          <table:table-cell office:value-type="float" office:value="10" calcext:value-type="float">
            <text:p>10.00</text:p>
          </table:table-cell>
          <table:table-cell table:number-columns-repeated="8"/>
        </table:table-row>
        <table:table-row table:style-name="ro1">
          <table:table-cell table:formula="of:=[.$A$7]*[.G21]" office:value-type="float" office:value="41.2335" calcext:value-type="float">
            <text:p>41.23</text:p>
          </table:table-cell>
          <table:table-cell table:formula="of:=260 + 0.8*POWER([.A21];0.67) + 1.6*POWER(([.$A$2]-[.A21]); 0.67)" office:value-type="float" office:value="286.569700430237" calcext:value-type="float">
            <text:p>286.57</text:p>
          </table:table-cell>
          <table:table-cell table:formula="of:=[.$C$7]*[.G21]" office:value-type="float" office:value="54.1145" calcext:value-type="float">
            <text:p>54.11</text:p>
          </table:table-cell>
          <table:table-cell table:formula="of:=260 + 0.8*POWER([.C21];0.67) + 1.6*POWER(([.$A$3]-[.C21]); 0.67)" office:value-type="float" office:value="291.877860745956" calcext:value-type="float">
            <text:p>291.88</text:p>
          </table:table-cell>
          <table:table-cell table:formula="of:=[.$E$7]*[.G21]" office:value-type="float" office:value="67.001" calcext:value-type="float">
            <text:p>67.00</text:p>
          </table:table-cell>
          <table:table-cell table:formula="of:=260 + 0.8*POWER([.E21];0.67) + 1.6*POWER(([.$A$4]-[.E21]); 0.67)" office:value-type="float" office:value="296.782689774271" calcext:value-type="float">
            <text:p>296.78</text:p>
          </table:table-cell>
          <table:table-cell office:value-type="float" office:value="11" calcext:value-type="float">
            <text:p>11.00</text:p>
          </table:table-cell>
          <table:table-cell table:number-columns-repeated="8"/>
        </table:table-row>
        <table:table-row table:style-name="ro1">
          <table:table-cell table:formula="of:=[.$A$7]*[.G22]" office:value-type="float" office:value="44.982" calcext:value-type="float">
            <text:p>44.98</text:p>
          </table:table-cell>
          <table:table-cell table:formula="of:=260 + 0.8*POWER([.A22];0.67) + 1.6*POWER(([.$A$2]-[.A22]); 0.67)" office:value-type="float" office:value="285.867465751499" calcext:value-type="float">
            <text:p>285.87</text:p>
          </table:table-cell>
          <table:table-cell table:formula="of:=[.$C$7]*[.G22]" office:value-type="float" office:value="59.034" calcext:value-type="float">
            <text:p>59.03</text:p>
          </table:table-cell>
          <table:table-cell table:formula="of:=260 + 0.8*POWER([.C22];0.67) + 1.6*POWER(([.$A$3]-[.C22]); 0.67)" office:value-type="float" office:value="291.035331890256" calcext:value-type="float">
            <text:p>291.04</text:p>
          </table:table-cell>
          <table:table-cell table:formula="of:=[.$E$7]*[.G22]" office:value-type="float" office:value="73.092" calcext:value-type="float">
            <text:p>73.09</text:p>
          </table:table-cell>
          <table:table-cell table:formula="of:=260 + 0.8*POWER([.E22];0.67) + 1.6*POWER(([.$A$4]-[.E22]); 0.67)" office:value-type="float" office:value="295.810526749529" calcext:value-type="float">
            <text:p>295.81</text:p>
          </table:table-cell>
          <table:table-cell office:value-type="float" office:value="12" calcext:value-type="float">
            <text:p>12.00</text:p>
          </table:table-cell>
          <table:table-cell table:number-columns-repeated="8"/>
        </table:table-row>
        <table:table-row table:style-name="ro1">
          <table:table-cell table:formula="of:=[.$A$7]*[.G23]" office:value-type="float" office:value="48.7305" calcext:value-type="float">
            <text:p>48.73</text:p>
          </table:table-cell>
          <table:table-cell table:formula="of:=260 + 0.8*POWER([.A23];0.67) + 1.6*POWER(([.$A$2]-[.A23]); 0.67)" office:value-type="float" office:value="285.095287455219" calcext:value-type="float">
            <text:p>285.10</text:p>
          </table:table-cell>
          <table:table-cell table:formula="of:=[.$C$7]*[.G23]" office:value-type="float" office:value="63.9535" calcext:value-type="float">
            <text:p>63.95</text:p>
          </table:table-cell>
          <table:table-cell table:formula="of:=260 + 0.8*POWER([.C23];0.67) + 1.6*POWER(([.$A$3]-[.C23]); 0.67)" office:value-type="float" office:value="290.108885908507" calcext:value-type="float">
            <text:p>290.11</text:p>
          </table:table-cell>
          <table:table-cell table:formula="of:=[.$E$7]*[.G23]" office:value-type="float" office:value="79.183" calcext:value-type="float">
            <text:p>79.18</text:p>
          </table:table-cell>
          <table:table-cell table:formula="of:=260 + 0.8*POWER([.E23];0.67) + 1.6*POWER(([.$A$4]-[.E23]); 0.67)" office:value-type="float" office:value="294.741534842862" calcext:value-type="float">
            <text:p>294.74</text:p>
          </table:table-cell>
          <table:table-cell office:value-type="float" office:value="13" calcext:value-type="float">
            <text:p>13.00</text:p>
          </table:table-cell>
          <table:table-cell table:number-columns-repeated="8"/>
        </table:table-row>
        <table:table-row table:style-name="ro1">
          <table:table-cell table:formula="of:=[.$A$7]*[.G24]" office:value-type="float" office:value="52.479" calcext:value-type="float">
            <text:p>52.48</text:p>
          </table:table-cell>
          <table:table-cell table:formula="of:=260 + 0.8*POWER([.A24];0.67) + 1.6*POWER(([.$A$2]-[.A24]); 0.67)" office:value-type="float" office:value="284.244150432152" calcext:value-type="float">
            <text:p>284.24</text:p>
          </table:table-cell>
          <table:table-cell table:formula="of:=[.$C$7]*[.G24]" office:value-type="float" office:value="68.873" calcext:value-type="float">
            <text:p>68.87</text:p>
          </table:table-cell>
          <table:table-cell table:formula="of:=260 + 0.8*POWER([.C24];0.67) + 1.6*POWER(([.$A$3]-[.C24]); 0.67)" office:value-type="float" office:value="289.087706630693" calcext:value-type="float">
            <text:p>289.09</text:p>
          </table:table-cell>
          <table:table-cell table:formula="of:=[.$E$7]*[.G24]" office:value-type="float" office:value="85.274" calcext:value-type="float">
            <text:p>85.27</text:p>
          </table:table-cell>
          <table:table-cell table:formula="of:=260 + 0.8*POWER([.E24];0.67) + 1.6*POWER(([.$A$4]-[.E24]); 0.67)" office:value-type="float" office:value="293.563233673938" calcext:value-type="float">
            <text:p>293.56</text:p>
          </table:table-cell>
          <table:table-cell office:value-type="float" office:value="14" calcext:value-type="float">
            <text:p>14.00</text:p>
          </table:table-cell>
          <table:table-cell table:number-columns-repeated="8"/>
        </table:table-row>
        <table:table-row table:style-name="ro1">
          <table:table-cell table:formula="of:=[.$A$7]*[.G25]" office:value-type="float" office:value="56.2275" calcext:value-type="float">
            <text:p>56.23</text:p>
          </table:table-cell>
          <table:table-cell table:formula="of:=260 + 0.8*POWER([.A25];0.67) + 1.6*POWER(([.$A$2]-[.A25]); 0.67)" office:value-type="float" office:value="283.300489702267" calcext:value-type="float">
            <text:p>283.30</text:p>
          </table:table-cell>
          <table:table-cell table:formula="of:=[.$C$7]*[.G25]" office:value-type="float" office:value="73.7925" calcext:value-type="float">
            <text:p>73.79</text:p>
          </table:table-cell>
          <table:table-cell table:formula="of:=260 + 0.8*POWER([.C25];0.67) + 1.6*POWER(([.$A$3]-[.C25]); 0.67)" office:value-type="float" office:value="287.955519031602" calcext:value-type="float">
            <text:p>287.96</text:p>
          </table:table-cell>
          <table:table-cell table:formula="of:=[.$E$7]*[.G25]" office:value-type="float" office:value="91.365" calcext:value-type="float">
            <text:p>91.37</text:p>
          </table:table-cell>
          <table:table-cell table:formula="of:=260 + 0.8*POWER([.E25];0.67) + 1.6*POWER(([.$A$4]-[.E25]); 0.67)" office:value-type="float" office:value="292.256844090411" calcext:value-type="float">
            <text:p>292.26</text:p>
          </table:table-cell>
          <table:table-cell office:value-type="float" office:value="15" calcext:value-type="float">
            <text:p>15.00</text:p>
          </table:table-cell>
          <table:table-cell table:number-columns-repeated="8"/>
        </table:table-row>
        <table:table-row table:style-name="ro1">
          <table:table-cell table:formula="of:=[.$A$7]*[.G26]" office:value-type="float" office:value="59.976" calcext:value-type="float">
            <text:p>59.98</text:p>
          </table:table-cell>
          <table:table-cell table:formula="of:=260 + 0.8*POWER([.A26];0.67) + 1.6*POWER(([.$A$2]-[.A26]); 0.67)" office:value-type="float" office:value="282.243235737642" calcext:value-type="float">
            <text:p>282.24</text:p>
          </table:table-cell>
          <table:table-cell table:formula="of:=[.$C$7]*[.G26]" office:value-type="float" office:value="78.712" calcext:value-type="float">
            <text:p>78.71</text:p>
          </table:table-cell>
          <table:table-cell table:formula="of:=260 + 0.8*POWER([.C26];0.67) + 1.6*POWER(([.$A$3]-[.C26]); 0.67)" office:value-type="float" office:value="286.687044261029" calcext:value-type="float">
            <text:p>286.69</text:p>
          </table:table-cell>
          <table:table-cell table:formula="of:=[.$E$7]*[.G26]" office:value-type="float" office:value="97.456" calcext:value-type="float">
            <text:p>97.46</text:p>
          </table:table-cell>
          <table:table-cell table:formula="of:=260 + 0.8*POWER([.E26];0.67) + 1.6*POWER(([.$A$4]-[.E26]); 0.67)" office:value-type="float" office:value="290.793197757795" calcext:value-type="float">
            <text:p>290.79</text:p>
          </table:table-cell>
          <table:table-cell office:value-type="float" office:value="16" calcext:value-type="float">
            <text:p>16.00</text:p>
          </table:table-cell>
          <table:table-cell table:number-columns-repeated="8"/>
        </table:table-row>
        <table:table-row table:style-name="ro1">
          <table:table-cell table:formula="of:=[.$A$7]*[.G27]" office:value-type="float" office:value="63.7245" calcext:value-type="float">
            <text:p>63.72</text:p>
          </table:table-cell>
          <table:table-cell table:formula="of:=260 + 0.8*POWER([.A27];0.67) + 1.6*POWER(([.$A$2]-[.A27]); 0.67)" office:value-type="float" office:value="281.037320398473" calcext:value-type="float">
            <text:p>281.04</text:p>
          </table:table-cell>
          <table:table-cell table:formula="of:=[.$C$7]*[.G27]" office:value-type="float" office:value="83.6315" calcext:value-type="float">
            <text:p>83.63</text:p>
          </table:table-cell>
          <table:table-cell table:formula="of:=260 + 0.8*POWER([.C27];0.67) + 1.6*POWER(([.$A$3]-[.C27]); 0.67)" office:value-type="float" office:value="285.240208179668" calcext:value-type="float">
            <text:p>285.24</text:p>
          </table:table-cell>
          <table:table-cell table:formula="of:=[.$E$7]*[.G27]" office:value-type="float" office:value="103.547" calcext:value-type="float">
            <text:p>103.55</text:p>
          </table:table-cell>
          <table:table-cell table:formula="of:=260 + 0.8*POWER([.E27];0.67) + 1.6*POWER(([.$A$4]-[.E27]); 0.67)" office:value-type="float" office:value="289.12374687591" calcext:value-type="float">
            <text:p>289.12</text:p>
          </table:table-cell>
          <table:table-cell office:value-type="float" office:value="17" calcext:value-type="float">
            <text:p>17.00</text:p>
          </table:table-cell>
          <table:table-cell table:number-columns-repeated="8"/>
        </table:table-row>
        <table:table-row table:style-name="ro1">
          <table:table-cell table:formula="of:=[.$A$7]*[.G28]" office:value-type="float" office:value="67.473" calcext:value-type="float">
            <text:p>67.47</text:p>
          </table:table-cell>
          <table:table-cell table:formula="of:=260 + 0.8*POWER([.A28];0.67) + 1.6*POWER(([.$A$2]-[.A28]); 0.67)" office:value-type="float" office:value="279.616567528434" calcext:value-type="float">
            <text:p>279.62</text:p>
          </table:table-cell>
          <table:table-cell table:formula="of:=[.$C$7]*[.G28]" office:value-type="float" office:value="88.551" calcext:value-type="float">
            <text:p>88.55</text:p>
          </table:table-cell>
          <table:table-cell table:formula="of:=260 + 0.8*POWER([.C28];0.67) + 1.6*POWER(([.$A$3]-[.C28]); 0.67)" office:value-type="float" office:value="283.535613795382" calcext:value-type="float">
            <text:p>283.54</text:p>
          </table:table-cell>
          <table:table-cell table:formula="of:=[.$E$7]*[.G28]" office:value-type="float" office:value="109.638" calcext:value-type="float">
            <text:p>109.64</text:p>
          </table:table-cell>
          <table:table-cell table:formula="of:=260 + 0.8*POWER([.E28];0.67) + 1.6*POWER(([.$A$4]-[.E28]); 0.67)" office:value-type="float" office:value="287.156878178923" calcext:value-type="float">
            <text:p>287.16</text:p>
          </table:table-cell>
          <table:table-cell office:value-type="float" office:value="18" calcext:value-type="float">
            <text:p>18.00</text:p>
          </table:table-cell>
          <table:table-cell table:number-columns-repeated="8"/>
        </table:table-row>
        <table:table-row table:style-name="ro1">
          <table:table-cell table:formula="of:=[.$A$7]*[.G29]" office:value-type="float" office:value="71.2215" calcext:value-type="float">
            <text:p>71.22</text:p>
          </table:table-cell>
          <table:table-cell table:formula="of:=260 + 0.8*POWER([.A29];0.67) + 1.6*POWER(([.$A$2]-[.A29]); 0.67)" office:value-type="float" office:value="277.820431535891" calcext:value-type="float">
            <text:p>277.82</text:p>
          </table:table-cell>
          <table:table-cell table:formula="of:=[.$C$7]*[.G29]" office:value-type="float" office:value="93.4705" calcext:value-type="float">
            <text:p>93.47</text:p>
          </table:table-cell>
          <table:table-cell table:formula="of:=260 + 0.8*POWER([.C29];0.67) + 1.6*POWER(([.$A$3]-[.C29]); 0.67)" office:value-type="float" office:value="281.380641322079" calcext:value-type="float">
            <text:p>281.38</text:p>
          </table:table-cell>
          <table:table-cell table:formula="of:=[.$E$7]*[.G29]" office:value-type="float" office:value="115.729" calcext:value-type="float">
            <text:p>115.73</text:p>
          </table:table-cell>
          <table:table-cell table:formula="of:=260 + 0.8*POWER([.E29];0.67) + 1.6*POWER(([.$A$4]-[.E29]); 0.67)" office:value-type="float" office:value="284.670334787906" calcext:value-type="float">
            <text:p>284.67</text:p>
          </table:table-cell>
          <table:table-cell office:value-type="float" office:value="19" calcext:value-type="float">
            <text:p>19.00</text:p>
          </table:table-cell>
          <table:table-cell table:number-columns-repeated="8"/>
        </table:table-row>
        <table:table-row table:style-name="ro1">
          <table:table-cell table:formula="of:=[.$A$7]*[.G30]" office:value-type="float" office:value="74.97" calcext:value-type="float">
            <text:p>74.97</text:p>
          </table:table-cell>
          <table:table-cell table:formula="of:=260 + 0.8*POWER([.A30];0.67) + 1.6*POWER(([.$A$2]-[.A30]); 0.67)" office:value-type="float" office:value="274.429943122175" calcext:value-type="float">
            <text:p>274.43</text:p>
          </table:table-cell>
          <table:table-cell table:formula="of:=[.$C$7]*[.G30]" office:value-type="float" office:value="98.39" calcext:value-type="float">
            <text:p>98.39</text:p>
          </table:table-cell>
          <table:table-cell table:formula="of:=260 + 0.8*POWER([.C30];0.67) + 1.6*POWER(([.$A$3]-[.C30]); 0.67)" office:value-type="float" office:value="277.312792766654" calcext:value-type="float">
            <text:p>277.31</text:p>
          </table:table-cell>
          <table:table-cell table:formula="of:=[.$E$7]*[.G30]" office:value-type="float" office:value="121.82" calcext:value-type="float">
            <text:p>121.82</text:p>
          </table:table-cell>
          <table:table-cell table:formula="of:=260 + 0.8*POWER([.E30];0.67) + 1.6*POWER(([.$A$4]-[.E30]); 0.67)" office:value-type="float" office:value="279.976594117686" calcext:value-type="float">
            <text:p>279.98</text:p>
          </table:table-cell>
          <table:table-cell office:value-type="float" office:value="20" calcext:value-type="float">
            <text:p>20.00</text:p>
          </table:table-cell>
          <table:table-cell table:number-columns-repeated="8"/>
        </table:table-row>
        <table:table-row table:style-name="ro1" table:number-rows-repeated="2">
          <table:table-cell table:style-name="ce12" table:number-columns-repeated="7"/>
          <table:table-cell table:number-columns-repeated="8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21" table:number-columns-repeated="2"/>
          <table:table-cell table:style-name="Default"/>
          <table:table-cell table:style-name="ce1" office:value-type="string" calcext:value-type="string">
            <text:p>N</text:p>
          </table:table-cell>
          <table:table-cell table:style-name="Default"/>
          <table:table-cell table:style-name="ce5" office:value-type="string" calcext:value-type="string">
            <text:p>K=101.31</text:p>
          </table:table-cell>
          <table:table-cell table:number-columns-repeated="8"/>
        </table:table-row>
        <table:table-row table:style-name="ro1">
          <table:table-cell table:style-name="ce2" office:value-type="float" office:value="101.31" calcext:value-type="float">
            <text:p>101.31</text:p>
          </table:table-cell>
          <table:table-cell table:style-name="ce21" table:number-columns-repeated="2"/>
          <table:table-cell table:style-name="Default"/>
          <table:table-cell table:style-name="ce1" office:value-type="float" office:value="20" calcext:value-type="float">
            <text:p>20</text:p>
          </table:table-cell>
          <table:table-cell table:style-name="Default"/>
          <table:table-cell table:style-name="ce5" office:value-type="string" calcext:value-type="string">
            <text:p>K=120.67</text:p>
          </table:table-cell>
          <table:table-cell table:number-columns-repeated="8"/>
        </table:table-row>
        <table:table-row table:style-name="ro1">
          <table:table-cell table:style-name="ce2" office:value-type="float" office:value="120.67" calcext:value-type="float">
            <text:p>120.67</text:p>
          </table:table-cell>
          <table:table-cell table:style-name="ce21" table:number-columns-repeated="2"/>
          <table:table-cell table:style-name="Default" table:number-columns-repeated="3"/>
          <table:table-cell table:style-name="ce5" office:value-type="string" calcext:value-type="string">
            <text:p>K=140.03</text:p>
          </table:table-cell>
          <table:table-cell table:number-columns-repeated="8"/>
        </table:table-row>
        <table:table-row table:style-name="ro1">
          <table:table-cell table:style-name="ce2" office:value-type="float" office:value="140.03" calcext:value-type="float">
            <text:p>140.03</text:p>
          </table:table-cell>
          <table:table-cell table:style-name="ce21"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3" office:value-type="string" calcext:value-type="string">
            <text:p>Step 1</text:p>
          </table:table-cell>
          <table:table-cell table:style-name="ce3"/>
          <table:table-cell table:style-name="ce3" office:value-type="string" calcext:value-type="string">
            <text:p>Step 2</text:p>
          </table:table-cell>
          <table:table-cell table:style-name="ce3"/>
          <table:table-cell table:style-name="ce3" office:value-type="string" calcext:value-type="string">
            <text:p>Step 3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formula="of:=[.A34]/[.E34]" office:value-type="float" office:value="5.0655" calcext:value-type="float">
            <text:p>5.07</text:p>
          </table:table-cell>
          <table:table-cell/>
          <table:table-cell table:formula="of:=[.A35]/[.E34]" office:value-type="float" office:value="6.0335" calcext:value-type="float">
            <text:p>6.03</text:p>
          </table:table-cell>
          <table:table-cell/>
          <table:table-cell table:formula="of:=[.A36]/[.E34]" office:value-type="float" office:value="7.0015" calcext:value-type="float">
            <text:p>7.00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0" office:value-type="string" calcext:value-type="string" table:number-columns-spanned="15" table:number-rows-spanned="1">
            <text:p>Stage 3</text:p>
          </table:table-cell>
          <table:covered-table-cell table:number-columns-repeated="14" table:style-name="ce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Knext</text:p>
          </table:table-cell>
          <table:table-cell table:style-name="ce3" office:value-type="string" calcext:value-type="string">
            <text:p>wcurr</text:p>
          </table:table-cell>
          <table:table-cell table:style-name="ce3" office:value-type="string" calcext:value-type="string">
            <text:p>wnex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Knext</text:p>
          </table:table-cell>
          <table:table-cell table:style-name="ce3" office:value-type="string" calcext:value-type="string">
            <text:p>wcurr</text:p>
          </table:table-cell>
          <table:table-cell table:style-name="ce3" office:value-type="string" calcext:value-type="string">
            <text:p>wnex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Knext</text:p>
          </table:table-cell>
          <table:table-cell table:style-name="ce3" office:value-type="string" calcext:value-type="string">
            <text:p>wcurr</text:p>
          </table:table-cell>
          <table:table-cell table:style-name="ce3" office:value-type="string" calcext:value-type="string">
            <text:p>wnext</text:p>
          </table:table-cell>
          <table:table-cell table:style-name="ce3" office:value-type="string" calcext:value-type="string">
            <text:p>w</text:p>
          </table:table-cell>
        </table:table-row>
        <table:table-row table:style-name="ro1">
          <table:table-cell table:style-name="ce13" table:formula="of:=[.$A$39]*[.G10]" office:value-type="float" office:value="0" calcext:value-type="float">
            <text:p>0.00</text:p>
          </table:table-cell>
          <table:table-cell table:formula="of:=0.74*[.A42]+0.87*([.$A$34]-[.A42])" office:value-type="float" office:value="88.1397" calcext:value-type="float">
            <text:p>88.14</text:p>
          </table:table-cell>
          <table:table-cell table:formula="of:=260 + 0.8*POWER([.A42]; 0.67) + 1.6*POWER(([.$A$34]-[.A42]); 0.67)" office:value-type="float" office:value="295.310757469748" calcext:value-type="float">
            <text:p>295.31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42]+[.D42]" office:value-type="float" office:value="585.288691121951" calcext:value-type="float">
            <text:p>585.29</text:p>
          </table:table-cell>
          <table:table-cell table:style-name="ce13" table:formula="of:=[.$C$39]*[.G10]" office:value-type="float" office:value="0" calcext:value-type="float">
            <text:p>0.00</text:p>
          </table:table-cell>
          <table:table-cell table:formula="of:=0.74*[.F42]+0.87*([.$A$35]-[.F42])" office:value-type="float" office:value="104.9829" calcext:value-type="float">
            <text:p>104.98</text:p>
          </table:table-cell>
          <table:table-cell table:style-name="ce4" table:formula="of:=260 + 0.8*POWER([.F42]; 0.67) + 1.6*POWER(([.$A$35]-[.F42]); 0.67)" office:value-type="float" office:value="299.700092822674" calcext:value-type="float">
            <text:p>299.70</text:p>
          </table:table-cell>
          <table:table-cell table:style-name="ce4" table:formula="of:=294.47" office:value-type="float" office:value="294.47" calcext:value-type="float">
            <text:p>294.47</text:p>
          </table:table-cell>
          <table:table-cell table:style-name="ce13" table:formula="of:=[.H42]+[.I42]" office:value-type="float" office:value="594.170092822674" calcext:value-type="float">
            <text:p>594.17</text:p>
          </table:table-cell>
          <table:table-cell table:style-name="ce13" table:formula="of:=[.$E$39]*[.G10]" office:value-type="float" office:value="0" calcext:value-type="float">
            <text:p>0.00</text:p>
          </table:table-cell>
          <table:table-cell table:style-name="ce4" table:formula="of:=0.74*[.K42]+0.87*([.$A$36]-[.K42])" office:value-type="float" office:value="121.8261" calcext:value-type="float">
            <text:p>121.83</text:p>
          </table:table-cell>
          <table:table-cell table:style-name="ce4" table:formula="of:=260 + 0.8*POWER([.K42];0.67) + 1.6 * POWER(([.$A$36]-[.K42]);0.67)" office:value-type="float" office:value="303.861967842884" calcext:value-type="float">
            <text:p>303.86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42]+[.N42]" office:value-type="float" office:value="605.362963930434" calcext:value-type="float">
            <text:p>605.36</text:p>
          </table:table-cell>
        </table:table-row>
        <table:table-row table:style-name="ro1">
          <table:table-cell table:style-name="ce13" table:formula="of:=[.$A$39]*[.G11]" office:value-type="float" office:value="5.0655" calcext:value-type="float">
            <text:p>5.07</text:p>
          </table:table-cell>
          <table:table-cell table:formula="of:=0.74*[.A43]+0.87*([.$A$34]-[.A43])" office:value-type="float" office:value="87.481185" calcext:value-type="float">
            <text:p>87.48</text:p>
          </table:table-cell>
          <table:table-cell table:formula="of:=260 + 0.8*POWER([.A43]; 0.67) + 1.6*POWER(([.$A$34]-[.A43]); 0.67)" office:value-type="float" office:value="296.490259919466" calcext:value-type="float">
            <text:p>296.49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43]+[.D43]" office:value-type="float" office:value="586.468193571669" calcext:value-type="float">
            <text:p>586.47</text:p>
          </table:table-cell>
          <table:table-cell table:style-name="ce13" table:formula="of:=[.$C$39]*[.G11]" office:value-type="float" office:value="6.0335" calcext:value-type="float">
            <text:p>6.03</text:p>
          </table:table-cell>
          <table:table-cell table:formula="of:=0.74*[.F43]+0.87*([.$A$35]-[.F43])" office:value-type="float" office:value="104.198545" calcext:value-type="float">
            <text:p>104.20</text:p>
          </table:table-cell>
          <table:table-cell table:style-name="ce4" table:formula="of:=260 + 0.8*POWER([.F43]; 0.67) + 1.6*POWER(([.$A$35]-[.F43]); 0.67)" office:value-type="float" office:value="301.026214381479" calcext:value-type="float">
            <text:p>301.03</text:p>
          </table:table-cell>
          <table:table-cell table:style-name="ce4" table:formula="of:=294.47" office:value-type="float" office:value="294.47" calcext:value-type="float">
            <text:p>294.47</text:p>
          </table:table-cell>
          <table:table-cell table:style-name="ce13" table:formula="of:=[.H43]+[.I43]" office:value-type="float" office:value="595.496214381479" calcext:value-type="float">
            <text:p>595.50</text:p>
          </table:table-cell>
          <table:table-cell table:style-name="ce13" table:formula="of:=[.$E$39]*[.G11]" office:value-type="float" office:value="7.0015" calcext:value-type="float">
            <text:p>7.00</text:p>
          </table:table-cell>
          <table:table-cell table:style-name="ce4" table:formula="of:=0.74*[.K43]+0.87*([.$A$36]-[.K43])" office:value-type="float" office:value="120.915905" calcext:value-type="float">
            <text:p>120.92</text:p>
          </table:table-cell>
          <table:table-cell table:style-name="ce4" table:formula="of:=260 + 0.8*POWER([.K43];0.67) + 1.6 * POWER(([.$A$36]-[.K43]);0.67)" office:value-type="float" office:value="305.32711054237" calcext:value-type="float">
            <text:p>305.33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43]+[.N43]" office:value-type="float" office:value="606.82810662992" calcext:value-type="float">
            <text:p>606.83</text:p>
          </table:table-cell>
        </table:table-row>
        <table:table-row table:style-name="ro1">
          <table:table-cell table:style-name="ce11" table:formula="of:=[.$A$39]*[.G12]" office:value-type="float" office:value="10.131" calcext:value-type="float">
            <text:p>10.13</text:p>
          </table:table-cell>
          <table:table-cell table:style-name="ce11" table:formula="of:=0.74*[.A44]+0.87*([.$A$34]-[.A44])" office:value-type="float" office:value="86.82267" calcext:value-type="float">
            <text:p>86.82</text:p>
          </table:table-cell>
          <table:table-cell table:style-name="ce11" table:formula="of:=260 + 0.8*POWER([.A44]; 0.67) + 1.6*POWER(([.$A$34]-[.A44]); 0.67)" office:value-type="float" office:value="296.678715074435" calcext:value-type="float">
            <text:p>296.68</text:p>
          </table:table-cell>
          <table:table-cell table:style-name="ce11" table:formula="of:=[.$B$12]" office:value-type="float" office:value="289.977933652203" calcext:value-type="float">
            <text:p>289.98</text:p>
          </table:table-cell>
          <table:table-cell table:style-name="ce11" table:formula="of:=[.C44]+[.D44]" office:value-type="float" office:value="586.656648726638" calcext:value-type="float">
            <text:p>586.66</text:p>
          </table:table-cell>
          <table:table-cell table:style-name="ce11" table:formula="of:=[.$C$39]*[.G12]" office:value-type="float" office:value="12.067" calcext:value-type="float">
            <text:p>12.07</text:p>
          </table:table-cell>
          <table:table-cell table:style-name="ce11" table:formula="of:=0.74*[.F44]+0.87*([.$A$35]-[.F44])" office:value-type="float" office:value="103.41419" calcext:value-type="float">
            <text:p>103.41</text:p>
          </table:table-cell>
          <table:table-cell table:style-name="ce11" table:formula="of:=260 + 0.8*POWER([.F44]; 0.67) + 1.6*POWER(([.$A$35]-[.F44]); 0.67)" office:value-type="float" office:value="301.23809562338" calcext:value-type="float">
            <text:p>301.24</text:p>
          </table:table-cell>
          <table:table-cell table:style-name="ce11" table:formula="of:=294.47" office:value-type="float" office:value="294.47" calcext:value-type="float">
            <text:p>294.47</text:p>
          </table:table-cell>
          <table:table-cell table:style-name="ce11" table:formula="of:=[.H44]+[.I44]" office:value-type="float" office:value="595.70809562338" calcext:value-type="float">
            <text:p>595.71</text:p>
          </table:table-cell>
          <table:table-cell table:style-name="ce11" table:formula="of:=[.$E$39]*[.G12]" office:value-type="float" office:value="14.003" calcext:value-type="float">
            <text:p>14.00</text:p>
          </table:table-cell>
          <table:table-cell table:style-name="ce11" table:formula="of:=0.74*[.K44]+0.87*([.$A$36]-[.K44])" office:value-type="float" office:value="120.00571" calcext:value-type="float">
            <text:p>120.01</text:p>
          </table:table-cell>
          <table:table-cell table:style-name="ce11" table:formula="of:=260 + 0.8*POWER([.K44];0.67) + 1.6 * POWER(([.$A$36]-[.K44]);0.67)" office:value-type="float" office:value="305.561203904828" calcext:value-type="float">
            <text:p>305.56</text:p>
          </table:table-cell>
          <table:table-cell table:style-name="ce11" table:formula="of:==[.$F$12]" office:value-type="float" office:value="301.50099608755" calcext:value-type="float">
            <text:p>301.50</text:p>
          </table:table-cell>
          <table:table-cell table:style-name="ce11" table:formula="of:=[.M44]+[.N44]" office:value-type="float" office:value="607.062199992378" calcext:value-type="float">
            <text:p>607.06</text:p>
          </table:table-cell>
        </table:table-row>
        <table:table-row table:style-name="ro1">
          <table:table-cell table:style-name="ce13" table:formula="of:=[.$A$39]*[.G13]" office:value-type="float" office:value="15.1965" calcext:value-type="float">
            <text:p>15.20</text:p>
          </table:table-cell>
          <table:table-cell table:formula="of:=0.74*[.A45]+0.87*([.$A$34]-[.A45])" office:value-type="float" office:value="86.164155" calcext:value-type="float">
            <text:p>86.16</text:p>
          </table:table-cell>
          <table:table-cell table:formula="of:=260 + 0.8*POWER([.A45]; 0.67) + 1.6*POWER(([.$A$34]-[.A45]); 0.67)" office:value-type="float" office:value="296.620671214282" calcext:value-type="float">
            <text:p>296.62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45]+[.D45]" office:value-type="float" office:value="586.598604866485" calcext:value-type="float">
            <text:p>586.60</text:p>
          </table:table-cell>
          <table:table-cell table:style-name="ce13" table:formula="of:=[.$C$39]*[.G13]" office:value-type="float" office:value="18.1005" calcext:value-type="float">
            <text:p>18.10</text:p>
          </table:table-cell>
          <table:table-cell table:formula="of:=0.74*[.F45]+0.87*([.$A$35]-[.F45])" office:value-type="float" office:value="102.629835" calcext:value-type="float">
            <text:p>102.63</text:p>
          </table:table-cell>
          <table:table-cell table:style-name="ce4" table:formula="of:=260 + 0.8*POWER([.F45]; 0.67) + 1.6*POWER(([.$A$35]-[.F45]); 0.67)" office:value-type="float" office:value="301.172836569172" calcext:value-type="float">
            <text:p>301.17</text:p>
          </table:table-cell>
          <table:table-cell table:style-name="ce4" table:formula="of:=294.47" office:value-type="float" office:value="294.47" calcext:value-type="float">
            <text:p>294.47</text:p>
          </table:table-cell>
          <table:table-cell table:style-name="ce13" table:formula="of:=[.H45]+[.I45]" office:value-type="float" office:value="595.642836569172" calcext:value-type="float">
            <text:p>595.64</text:p>
          </table:table-cell>
          <table:table-cell table:style-name="ce13" table:formula="of:=[.$E$39]*[.G13]" office:value-type="float" office:value="21.0045" calcext:value-type="float">
            <text:p>21.00</text:p>
          </table:table-cell>
          <table:table-cell table:style-name="ce4" table:formula="of:=0.74*[.K45]+0.87*([.$A$36]-[.K45])" office:value-type="float" office:value="119.095515" calcext:value-type="float">
            <text:p>119.10</text:p>
          </table:table-cell>
          <table:table-cell table:style-name="ce4" table:formula="of:=260 + 0.8*POWER([.K45];0.67) + 1.6 * POWER(([.$A$36]-[.K45]);0.67)" office:value-type="float" office:value="305.489103556098" calcext:value-type="float">
            <text:p>305.49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45]+[.N45]" office:value-type="float" office:value="606.990099643648" calcext:value-type="float">
            <text:p>606.99</text:p>
          </table:table-cell>
        </table:table-row>
        <table:table-row table:style-name="ro1">
          <table:table-cell table:style-name="ce13" table:formula="of:=[.$A$39]*[.G14]" office:value-type="float" office:value="20.262" calcext:value-type="float">
            <text:p>20.26</text:p>
          </table:table-cell>
          <table:table-cell table:formula="of:=0.74*[.A46]+0.87*([.$A$34]-[.A46])" office:value-type="float" office:value="85.50564" calcext:value-type="float">
            <text:p>85.51</text:p>
          </table:table-cell>
          <table:table-cell table:formula="of:=260 + 0.8*POWER([.A46]; 0.67) + 1.6*POWER(([.$A$34]-[.A46]); 0.67)" office:value-type="float" office:value="296.413011049582" calcext:value-type="float">
            <text:p>296.41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46]+[.D46]" office:value-type="float" office:value="586.390944701785" calcext:value-type="float">
            <text:p>586.39</text:p>
          </table:table-cell>
          <table:table-cell table:style-name="ce13" table:formula="of:=[.$C$39]*[.G14]" office:value-type="float" office:value="24.134" calcext:value-type="float">
            <text:p>24.13</text:p>
          </table:table-cell>
          <table:table-cell table:style-name="ce26" table:formula="of:=0.74*[.F46]+0.87*([.$A$35]-[.F46])" office:value-type="float" office:value="101.84548" calcext:value-type="float">
            <text:p>101.85</text:p>
          </table:table-cell>
          <table:table-cell table:style-name="ce4" table:formula="of:=260 + 0.8*POWER([.F46]; 0.67) + 1.6*POWER(([.$A$35]-[.F46]); 0.67)" office:value-type="float" office:value="300.939363021593" calcext:value-type="float">
            <text:p>300.94</text:p>
          </table:table-cell>
          <table:table-cell table:style-name="ce26" table:formula="of:=294.47" office:value-type="float" office:value="294.47" calcext:value-type="float">
            <text:p>294.47</text:p>
          </table:table-cell>
          <table:table-cell table:style-name="ce13" table:formula="of:=[.H46]+[.I46]" office:value-type="float" office:value="595.409363021593" calcext:value-type="float">
            <text:p>595.41</text:p>
          </table:table-cell>
          <table:table-cell table:style-name="ce13" table:formula="of:=[.$E$39]*[.G14]" office:value-type="float" office:value="28.006" calcext:value-type="float">
            <text:p>28.01</text:p>
          </table:table-cell>
          <table:table-cell table:style-name="ce4" table:formula="of:=0.74*[.K46]+0.87*([.$A$36]-[.K46])" office:value-type="float" office:value="118.18532" calcext:value-type="float">
            <text:p>118.19</text:p>
          </table:table-cell>
          <table:table-cell table:style-name="ce4" table:formula="of:=260 + 0.8*POWER([.K46];0.67) + 1.6 * POWER(([.$A$36]-[.K46]);0.67)" office:value-type="float" office:value="305.231154304397" calcext:value-type="float">
            <text:p>305.23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46]+[.N46]" office:value-type="float" office:value="606.732150391947" calcext:value-type="float">
            <text:p>606.73</text:p>
          </table:table-cell>
        </table:table-row>
        <table:table-row table:style-name="ro1">
          <table:table-cell table:style-name="ce13" table:formula="of:=[.$A$39]*[.G15]" office:value-type="float" office:value="25.3275" calcext:value-type="float">
            <text:p>25.33</text:p>
          </table:table-cell>
          <table:table-cell table:formula="of:=0.74*[.A47]+0.87*([.$A$34]-[.A47])" office:value-type="float" office:value="84.847125" calcext:value-type="float">
            <text:p>84.85</text:p>
          </table:table-cell>
          <table:table-cell table:formula="of:=260 + 0.8*POWER([.A47]; 0.67) + 1.6*POWER(([.$A$34]-[.A47]); 0.67)" office:value-type="float" office:value="296.094689191054" calcext:value-type="float">
            <text:p>296.09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47]+[.D47]" office:value-type="float" office:value="586.072622843257" calcext:value-type="float">
            <text:p>586.07</text:p>
          </table:table-cell>
          <table:table-cell table:style-name="ce13" table:formula="of:=[.$C$39]*[.G15]" office:value-type="float" office:value="30.1675" calcext:value-type="float">
            <text:p>30.17</text:p>
          </table:table-cell>
          <table:table-cell table:formula="of:=0.74*[.F47]+0.87*([.$A$35]-[.F47])" office:value-type="float" office:value="101.061125" calcext:value-type="float">
            <text:p>101.06</text:p>
          </table:table-cell>
          <table:table-cell table:style-name="ce4" table:formula="of:=260 + 0.8*POWER([.F47]; 0.67) + 1.6*POWER(([.$A$35]-[.F47]); 0.67)" office:value-type="float" office:value="300.581471879159" calcext:value-type="float">
            <text:p>300.58</text:p>
          </table:table-cell>
          <table:table-cell table:style-name="ce4" table:formula="of:=294.47" office:value-type="float" office:value="294.47" calcext:value-type="float">
            <text:p>294.47</text:p>
          </table:table-cell>
          <table:table-cell table:style-name="ce13" table:formula="of:=[.H47]+[.I47]" office:value-type="float" office:value="595.051471879159" calcext:value-type="float">
            <text:p>595.05</text:p>
          </table:table-cell>
          <table:table-cell table:style-name="ce13" table:formula="of:=[.$E$39]*[.G15]" office:value-type="float" office:value="35.0075" calcext:value-type="float">
            <text:p>35.01</text:p>
          </table:table-cell>
          <table:table-cell table:style-name="ce4" table:formula="of:=0.74*[.K47]+0.87*([.$A$36]-[.K47])" office:value-type="float" office:value="117.275125" calcext:value-type="float">
            <text:p>117.28</text:p>
          </table:table-cell>
          <table:table-cell table:style-name="ce4" table:formula="of:=260 + 0.8*POWER([.K47];0.67) + 1.6 * POWER(([.$A$36]-[.K47]);0.67)" office:value-type="float" office:value="304.835744403196" calcext:value-type="float">
            <text:p>304.84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47]+[.N47]" office:value-type="float" office:value="606.336740490746" calcext:value-type="float">
            <text:p>606.34</text:p>
          </table:table-cell>
        </table:table-row>
        <table:table-row table:style-name="ro1">
          <table:table-cell table:style-name="ce13" table:formula="of:=[.$A$39]*[.G16]" office:value-type="float" office:value="30.393" calcext:value-type="float">
            <text:p>30.39</text:p>
          </table:table-cell>
          <table:table-cell table:formula="of:=0.74*[.A48]+0.87*([.$A$34]-[.A48])" office:value-type="float" office:value="84.18861" calcext:value-type="float">
            <text:p>84.19</text:p>
          </table:table-cell>
          <table:table-cell table:formula="of:=260 + 0.8*POWER([.A48]; 0.67) + 1.6*POWER(([.$A$34]-[.A48]); 0.67)" office:value-type="float" office:value="295.68538886295" calcext:value-type="float">
            <text:p>295.69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48]+[.D48]" office:value-type="float" office:value="585.663322515153" calcext:value-type="float">
            <text:p>585.66</text:p>
          </table:table-cell>
          <table:table-cell table:style-name="ce13" table:formula="of:=[.$C$39]*[.G16]" office:value-type="float" office:value="36.201" calcext:value-type="float">
            <text:p>36.20</text:p>
          </table:table-cell>
          <table:table-cell table:formula="of:=0.74*[.F48]+0.87*([.$A$35]-[.F48])" office:value-type="float" office:value="100.27677" calcext:value-type="float">
            <text:p>100.28</text:p>
          </table:table-cell>
          <table:table-cell table:style-name="ce4" table:formula="of:=260 + 0.8*POWER([.F48]; 0.67) + 1.6*POWER(([.$A$35]-[.F48]); 0.67)" office:value-type="float" office:value="300.121293106954" calcext:value-type="float">
            <text:p>300.12</text:p>
          </table:table-cell>
          <table:table-cell table:style-name="ce4" table:formula="of:=294.47" office:value-type="float" office:value="294.47" calcext:value-type="float">
            <text:p>294.47</text:p>
          </table:table-cell>
          <table:table-cell table:style-name="ce13" table:formula="of:=[.H48]+[.I48]" office:value-type="float" office:value="594.591293106954" calcext:value-type="float">
            <text:p>594.59</text:p>
          </table:table-cell>
          <table:table-cell table:style-name="ce13" table:formula="of:=[.$E$39]*[.G16]" office:value-type="float" office:value="42.009" calcext:value-type="float">
            <text:p>42.01</text:p>
          </table:table-cell>
          <table:table-cell table:style-name="ce4" table:formula="of:=0.74*[.K48]+0.87*([.$A$36]-[.K48])" office:value-type="float" office:value="116.36493" calcext:value-type="float">
            <text:p>116.36</text:p>
          </table:table-cell>
          <table:table-cell table:style-name="ce4" table:formula="of:=260 + 0.8*POWER([.K48];0.67) + 1.6 * POWER(([.$A$36]-[.K48]);0.67)" office:value-type="float" office:value="304.327323765526" calcext:value-type="float">
            <text:p>304.33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48]+[.N48]" office:value-type="float" office:value="605.828319853076" calcext:value-type="float">
            <text:p>605.83</text:p>
          </table:table-cell>
        </table:table-row>
        <table:table-row table:style-name="ro1">
          <table:table-cell table:style-name="ce13" table:formula="of:=[.$A$39]*[.G17]" office:value-type="float" office:value="35.4585" calcext:value-type="float">
            <text:p>35.46</text:p>
          </table:table-cell>
          <table:table-cell table:formula="of:=0.74*[.A49]+0.87*([.$A$34]-[.A49])" office:value-type="float" office:value="83.530095" calcext:value-type="float">
            <text:p>83.53</text:p>
          </table:table-cell>
          <table:table-cell table:formula="of:=260 + 0.8*POWER([.A49]; 0.67) + 1.6*POWER(([.$A$34]-[.A49]); 0.67)" office:value-type="float" office:value="295.195930688531" calcext:value-type="float">
            <text:p>295.20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49]+[.D49]" office:value-type="float" office:value="585.173864340733" calcext:value-type="float">
            <text:p>585.17</text:p>
          </table:table-cell>
          <table:table-cell table:style-name="ce13" table:formula="of:=[.$C$39]*[.G17]" office:value-type="float" office:value="42.2345" calcext:value-type="float">
            <text:p>42.23</text:p>
          </table:table-cell>
          <table:table-cell table:formula="of:=0.74*[.F49]+0.87*([.$A$35]-[.F49])" office:value-type="float" office:value="99.492415" calcext:value-type="float">
            <text:p>99.49</text:p>
          </table:table-cell>
          <table:table-cell table:style-name="ce4" table:formula="of:=260 + 0.8*POWER([.F49]; 0.67) + 1.6*POWER(([.$A$35]-[.F49]); 0.67)" office:value-type="float" office:value="299.570992395509" calcext:value-type="float">
            <text:p>299.57</text:p>
          </table:table-cell>
          <table:table-cell table:style-name="ce4" table:formula="of:=294.47" office:value-type="float" office:value="294.47" calcext:value-type="float">
            <text:p>294.47</text:p>
          </table:table-cell>
          <table:table-cell table:style-name="ce13" table:formula="of:=[.H49]+[.I49]" office:value-type="float" office:value="594.040992395509" calcext:value-type="float">
            <text:p>594.04</text:p>
          </table:table-cell>
          <table:table-cell table:style-name="ce13" table:formula="of:=[.$E$39]*[.G17]" office:value-type="float" office:value="49.0105" calcext:value-type="float">
            <text:p>49.01</text:p>
          </table:table-cell>
          <table:table-cell table:style-name="ce4" table:formula="of:=0.74*[.K49]+0.87*([.$A$36]-[.K49])" office:value-type="float" office:value="115.454735" calcext:value-type="float">
            <text:p>115.45</text:p>
          </table:table-cell>
          <table:table-cell table:style-name="ce4" table:formula="of:=260 + 0.8*POWER([.K49];0.67) + 1.6 * POWER(([.$A$36]-[.K49]);0.67)" office:value-type="float" office:value="303.719333446281" calcext:value-type="float">
            <text:p>303.72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49]+[.N49]" office:value-type="float" office:value="605.220329533831" calcext:value-type="float">
            <text:p>605.22</text:p>
          </table:table-cell>
        </table:table-row>
        <table:table-row table:style-name="ro1">
          <table:table-cell table:style-name="ce13" table:formula="of:=[.$A$39]*[.G18]" office:value-type="float" office:value="40.524" calcext:value-type="float">
            <text:p>40.52</text:p>
          </table:table-cell>
          <table:table-cell table:formula="of:=0.74*[.A50]+0.87*([.$A$34]-[.A50])" office:value-type="float" office:value="82.87158" calcext:value-type="float">
            <text:p>82.87</text:p>
          </table:table-cell>
          <table:table-cell table:formula="of:=260 + 0.8*POWER([.A50]; 0.67) + 1.6*POWER(([.$A$34]-[.A50]); 0.67)" office:value-type="float" office:value="294.632167738657" calcext:value-type="float">
            <text:p>294.63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50]+[.D50]" office:value-type="float" office:value="584.61010139086" calcext:value-type="float">
            <text:p>584.61</text:p>
          </table:table-cell>
          <table:table-cell table:style-name="ce13" table:formula="of:=[.$C$39]*[.G18]" office:value-type="float" office:value="48.268" calcext:value-type="float">
            <text:p>48.27</text:p>
          </table:table-cell>
          <table:table-cell table:formula="of:=0.74*[.F50]+0.87*([.$A$35]-[.F50])" office:value-type="float" office:value="98.70806" calcext:value-type="float">
            <text:p>98.71</text:p>
          </table:table-cell>
          <table:table-cell table:style-name="ce4" table:formula="of:=260 + 0.8*POWER([.F50]; 0.67) + 1.6*POWER(([.$A$35]-[.F50]); 0.67)" office:value-type="float" office:value="298.937150386905" calcext:value-type="float">
            <text:p>298.94</text:p>
          </table:table-cell>
          <table:table-cell table:style-name="ce4" table:formula="of:=294.47" office:value-type="float" office:value="294.47" calcext:value-type="float">
            <text:p>294.47</text:p>
          </table:table-cell>
          <table:table-cell table:style-name="ce13" table:formula="of:=[.H50]+[.I50]" office:value-type="float" office:value="593.407150386905" calcext:value-type="float">
            <text:p>593.41</text:p>
          </table:table-cell>
          <table:table-cell table:style-name="ce13" table:formula="of:=[.$E$39]*[.G18]" office:value-type="float" office:value="56.012" calcext:value-type="float">
            <text:p>56.01</text:p>
          </table:table-cell>
          <table:table-cell table:style-name="ce4" table:formula="of:=0.74*[.K50]+0.87*([.$A$36]-[.K50])" office:value-type="float" office:value="114.54454" calcext:value-type="float">
            <text:p>114.54</text:p>
          </table:table-cell>
          <table:table-cell table:style-name="ce4" table:formula="of:=260 + 0.8*POWER([.K50];0.67) + 1.6 * POWER(([.$A$36]-[.K50]);0.67)" office:value-type="float" office:value="303.019043955195" calcext:value-type="float">
            <text:p>303.02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50]+[.N50]" office:value-type="float" office:value="604.520040042745" calcext:value-type="float">
            <text:p>604.52</text:p>
          </table:table-cell>
        </table:table-row>
        <table:table-row table:style-name="ro1">
          <table:table-cell table:style-name="ce13" table:formula="of:=[.$A$39]*[.G19]" office:value-type="float" office:value="45.5895" calcext:value-type="float">
            <text:p>45.59</text:p>
          </table:table-cell>
          <table:table-cell table:formula="of:=0.74*[.A51]+0.87*([.$A$34]-[.A51])" office:value-type="float" office:value="82.213065" calcext:value-type="float">
            <text:p>82.21</text:p>
          </table:table-cell>
          <table:table-cell table:formula="of:=260 + 0.8*POWER([.A51]; 0.67) + 1.6*POWER(([.$A$34]-[.A51]); 0.67)" office:value-type="float" office:value="293.996686734718" calcext:value-type="float">
            <text:p>294.00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51]+[.D51]" office:value-type="float" office:value="583.974620386921" calcext:value-type="float">
            <text:p>583.97</text:p>
          </table:table-cell>
          <table:table-cell table:style-name="ce13" table:formula="of:=[.$C$39]*[.G19]" office:value-type="float" office:value="54.3015" calcext:value-type="float">
            <text:p>54.30</text:p>
          </table:table-cell>
          <table:table-cell table:formula="of:=0.74*[.F51]+0.87*([.$A$35]-[.F51])" office:value-type="float" office:value="97.923705" calcext:value-type="float">
            <text:p>97.92</text:p>
          </table:table-cell>
          <table:table-cell table:style-name="ce4" table:formula="of:=260 + 0.8*POWER([.F51]; 0.67) + 1.6*POWER(([.$A$35]-[.F51]); 0.67)" office:value-type="float" office:value="298.22267534725" calcext:value-type="float">
            <text:p>298.22</text:p>
          </table:table-cell>
          <table:table-cell table:style-name="ce4" table:formula="of:=288.81" office:value-type="float" office:value="288.81" calcext:value-type="float">
            <text:p>288.81</text:p>
          </table:table-cell>
          <table:table-cell table:style-name="ce13" table:formula="of:=[.H51]+[.I51]" office:value-type="float" office:value="587.03267534725" calcext:value-type="float">
            <text:p>587.03</text:p>
          </table:table-cell>
          <table:table-cell table:style-name="ce13" table:formula="of:=[.$E$39]*[.G19]" office:value-type="float" office:value="63.0135" calcext:value-type="float">
            <text:p>63.01</text:p>
          </table:table-cell>
          <table:table-cell table:style-name="ce4" table:formula="of:=0.74*[.K51]+0.87*([.$A$36]-[.K51])" office:value-type="float" office:value="113.634345" calcext:value-type="float">
            <text:p>113.63</text:p>
          </table:table-cell>
          <table:table-cell table:style-name="ce4" table:formula="of:=260 + 0.8*POWER([.K51];0.67) + 1.6 * POWER(([.$A$36]-[.K51]);0.67)" office:value-type="float" office:value="302.229668440285" calcext:value-type="float">
            <text:p>302.23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51]+[.N51]" office:value-type="float" office:value="603.730664527835" calcext:value-type="float">
            <text:p>603.73</text:p>
          </table:table-cell>
        </table:table-row>
        <table:table-row table:style-name="ro1">
          <table:table-cell table:style-name="ce13" table:formula="of:=[.$A$39]*[.G20]" office:value-type="float" office:value="50.655" calcext:value-type="float">
            <text:p>50.66</text:p>
          </table:table-cell>
          <table:table-cell table:formula="of:=0.74*[.A52]+0.87*([.$A$34]-[.A52])" office:value-type="float" office:value="81.55455" calcext:value-type="float">
            <text:p>81.55</text:p>
          </table:table-cell>
          <table:table-cell table:formula="of:=260 + 0.8*POWER([.A52]; 0.67) + 1.6*POWER(([.$A$34]-[.A52]); 0.67)" office:value-type="float" office:value="293.289570802978" calcext:value-type="float">
            <text:p>293.29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52]+[.D52]" office:value-type="float" office:value="583.26750445518" calcext:value-type="float">
            <text:p>583.27</text:p>
          </table:table-cell>
          <table:table-cell table:style-name="ce13" table:formula="of:=[.$C$39]*[.G20]" office:value-type="float" office:value="60.335" calcext:value-type="float">
            <text:p>60.34</text:p>
          </table:table-cell>
          <table:table-cell table:formula="of:=0.74*[.F52]+0.87*([.$A$35]-[.F52])" office:value-type="float" office:value="97.13935" calcext:value-type="float">
            <text:p>97.14</text:p>
          </table:table-cell>
          <table:table-cell table:style-name="ce4" table:formula="of:=260 + 0.8*POWER([.F52]; 0.67) + 1.6*POWER(([.$A$35]-[.F52]); 0.67)" office:value-type="float" office:value="297.427660735894" calcext:value-type="float">
            <text:p>297.43</text:p>
          </table:table-cell>
          <table:table-cell table:style-name="ce4" table:formula="of:=288.81" office:value-type="float" office:value="288.81" calcext:value-type="float">
            <text:p>288.81</text:p>
          </table:table-cell>
          <table:table-cell table:style-name="ce13" table:formula="of:=[.H52]+[.I52]" office:value-type="float" office:value="586.237660735894" calcext:value-type="float">
            <text:p>586.24</text:p>
          </table:table-cell>
          <table:table-cell table:style-name="ce13" table:formula="of:=[.$E$39]*[.G20]" office:value-type="float" office:value="70.015" calcext:value-type="float">
            <text:p>70.02</text:p>
          </table:table-cell>
          <table:table-cell table:style-name="ce4" table:formula="of:=0.74*[.K52]+0.87*([.$A$36]-[.K52])" office:value-type="float" office:value="112.72415" calcext:value-type="float">
            <text:p>112.72</text:p>
          </table:table-cell>
          <table:table-cell table:style-name="ce4" table:formula="of:=260 + 0.8*POWER([.K52];0.67) + 1.6 * POWER(([.$A$36]-[.K52]);0.67)" office:value-type="float" office:value="301.351310158513" calcext:value-type="float">
            <text:p>301.35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52]+[.N52]" office:value-type="float" office:value="602.852306246063" calcext:value-type="float">
            <text:p>602.85</text:p>
          </table:table-cell>
        </table:table-row>
        <table:table-row table:style-name="ro1">
          <table:table-cell table:style-name="ce13" table:formula="of:=[.$A$39]*[.G21]" office:value-type="float" office:value="55.7205" calcext:value-type="float">
            <text:p>55.72</text:p>
          </table:table-cell>
          <table:table-cell table:formula="of:=0.74*[.A53]+0.87*([.$A$34]-[.A53])" office:value-type="float" office:value="80.896035" calcext:value-type="float">
            <text:p>80.90</text:p>
          </table:table-cell>
          <table:table-cell table:formula="of:=260 + 0.8*POWER([.A53]; 0.67) + 1.6*POWER(([.$A$34]-[.A53]); 0.67)" office:value-type="float" office:value="292.50866063686" calcext:value-type="float">
            <text:p>292.51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53]+[.D53]" office:value-type="float" office:value="582.486594289063" calcext:value-type="float">
            <text:p>582.49</text:p>
          </table:table-cell>
          <table:table-cell table:style-name="ce13" table:formula="of:=[.$C$39]*[.G21]" office:value-type="float" office:value="66.3685" calcext:value-type="float">
            <text:p>66.37</text:p>
          </table:table-cell>
          <table:table-cell table:formula="of:=0.74*[.F53]+0.87*([.$A$35]-[.F53])" office:value-type="float" office:value="96.354995" calcext:value-type="float">
            <text:p>96.35</text:p>
          </table:table-cell>
          <table:table-cell table:style-name="ce4" table:formula="of:=260 + 0.8*POWER([.F53]; 0.67) + 1.6*POWER(([.$A$35]-[.F53]); 0.67)" office:value-type="float" office:value="296.549678831722" calcext:value-type="float">
            <text:p>296.55</text:p>
          </table:table-cell>
          <table:table-cell table:style-name="ce4" table:formula="of:=288.81" office:value-type="float" office:value="288.81" calcext:value-type="float">
            <text:p>288.81</text:p>
          </table:table-cell>
          <table:table-cell table:style-name="ce13" table:formula="of:=[.H53]+[.I53]" office:value-type="float" office:value="585.359678831722" calcext:value-type="float">
            <text:p>585.36</text:p>
          </table:table-cell>
          <table:table-cell table:style-name="ce13" table:formula="of:=[.$E$39]*[.G21]" office:value-type="float" office:value="77.0165" calcext:value-type="float">
            <text:p>77.02</text:p>
          </table:table-cell>
          <table:table-cell table:style-name="ce4" table:formula="of:=0.74*[.K53]+0.87*([.$A$36]-[.K53])" office:value-type="float" office:value="111.813955" calcext:value-type="float">
            <text:p>111.81</text:p>
          </table:table-cell>
          <table:table-cell table:style-name="ce4" table:formula="of:=260 + 0.8*POWER([.K53];0.67) + 1.6 * POWER(([.$A$36]-[.K53]);0.67)" office:value-type="float" office:value="300.381286883771" calcext:value-type="float">
            <text:p>300.38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53]+[.N53]" office:value-type="float" office:value="601.882282971321" calcext:value-type="float">
            <text:p>601.88</text:p>
          </table:table-cell>
        </table:table-row>
        <table:table-row table:style-name="ro1">
          <table:table-cell table:style-name="ce13" table:formula="of:=[.$A$39]*[.G22]" office:value-type="float" office:value="60.786" calcext:value-type="float">
            <text:p>60.79</text:p>
          </table:table-cell>
          <table:table-cell table:formula="of:=0.74*[.A54]+0.87*([.$A$34]-[.A54])" office:value-type="float" office:value="80.23752" calcext:value-type="float">
            <text:p>80.24</text:p>
          </table:table-cell>
          <table:table-cell table:formula="of:=260 + 0.8*POWER([.A54]; 0.67) + 1.6*POWER(([.$A$34]-[.A54]); 0.67)" office:value-type="float" office:value="291.649459799482" calcext:value-type="float">
            <text:p>291.65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54]+[.D54]" office:value-type="float" office:value="581.627393451685" calcext:value-type="float">
            <text:p>581.63</text:p>
          </table:table-cell>
          <table:table-cell table:style-name="ce13" table:formula="of:=[.$C$39]*[.G22]" office:value-type="float" office:value="72.402" calcext:value-type="float">
            <text:p>72.40</text:p>
          </table:table-cell>
          <table:table-cell table:formula="of:=0.74*[.F54]+0.87*([.$A$35]-[.F54])" office:value-type="float" office:value="95.57064" calcext:value-type="float">
            <text:p>95.57</text:p>
          </table:table-cell>
          <table:table-cell table:style-name="ce4" table:formula="of:=260 + 0.8*POWER([.F54]; 0.67) + 1.6*POWER(([.$A$35]-[.F54]); 0.67)" office:value-type="float" office:value="295.583674264235" calcext:value-type="float">
            <text:p>295.58</text:p>
          </table:table-cell>
          <table:table-cell table:style-name="ce4" table:formula="of:=288.81" office:value-type="float" office:value="288.81" calcext:value-type="float">
            <text:p>288.81</text:p>
          </table:table-cell>
          <table:table-cell table:style-name="ce13" table:formula="of:=[.H54]+[.I54]" office:value-type="float" office:value="584.393674264235" calcext:value-type="float">
            <text:p>584.39</text:p>
          </table:table-cell>
          <table:table-cell table:style-name="ce13" table:formula="of:=[.$E$39]*[.G22]" office:value-type="float" office:value="84.018" calcext:value-type="float">
            <text:p>84.02</text:p>
          </table:table-cell>
          <table:table-cell table:style-name="ce4" table:formula="of:=0.74*[.K54]+0.87*([.$A$36]-[.K54])" office:value-type="float" office:value="110.90376" calcext:value-type="float">
            <text:p>110.90</text:p>
          </table:table-cell>
          <table:table-cell table:style-name="ce4" table:formula="of:=260 + 0.8*POWER([.K54];0.67) + 1.6 * POWER(([.$A$36]-[.K54]);0.67)" office:value-type="float" office:value="299.314013276516" calcext:value-type="float">
            <text:p>299.31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54]+[.N54]" office:value-type="float" office:value="600.815009364066" calcext:value-type="float">
            <text:p>600.82</text:p>
          </table:table-cell>
        </table:table-row>
        <table:table-row table:style-name="ro1">
          <table:table-cell table:style-name="ce13" table:formula="of:=[.$A$39]*[.G23]" office:value-type="float" office:value="65.8515" calcext:value-type="float">
            <text:p>65.85</text:p>
          </table:table-cell>
          <table:table-cell table:formula="of:=0.74*[.A55]+0.87*([.$A$34]-[.A55])" office:value-type="float" office:value="79.579005" calcext:value-type="float">
            <text:p>79.58</text:p>
          </table:table-cell>
          <table:table-cell table:formula="of:=260 + 0.8*POWER([.A55]; 0.67) + 1.6*POWER(([.$A$34]-[.A55]); 0.67)" office:value-type="float" office:value="290.704681281906" calcext:value-type="float">
            <text:p>290.70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55]+[.D55]" office:value-type="float" office:value="580.682614934109" calcext:value-type="float">
            <text:p>580.68</text:p>
          </table:table-cell>
          <table:table-cell table:style-name="ce13" table:formula="of:=[.$C$39]*[.G23]" office:value-type="float" office:value="78.4355" calcext:value-type="float">
            <text:p>78.44</text:p>
          </table:table-cell>
          <table:table-cell table:formula="of:=0.74*[.F55]+0.87*([.$A$35]-[.F55])" office:value-type="float" office:value="94.786285" calcext:value-type="float">
            <text:p>94.79</text:p>
          </table:table-cell>
          <table:table-cell table:style-name="ce4" table:formula="of:=260 + 0.8*POWER([.F55]; 0.67) + 1.6*POWER(([.$A$35]-[.F55]); 0.67)" office:value-type="float" office:value="294.521454206318" calcext:value-type="float">
            <text:p>294.52</text:p>
          </table:table-cell>
          <table:table-cell table:style-name="ce4" table:formula="of:=288.81" office:value-type="float" office:value="288.81" calcext:value-type="float">
            <text:p>288.81</text:p>
          </table:table-cell>
          <table:table-cell table:style-name="ce13" table:formula="of:=[.H55]+[.I55]" office:value-type="float" office:value="583.331454206318" calcext:value-type="float">
            <text:p>583.33</text:p>
          </table:table-cell>
          <table:table-cell table:style-name="ce13" table:formula="of:=[.$E$39]*[.G23]" office:value-type="float" office:value="91.0195" calcext:value-type="float">
            <text:p>91.02</text:p>
          </table:table-cell>
          <table:table-cell table:style-name="ce4" table:formula="of:=0.74*[.K55]+0.87*([.$A$36]-[.K55])" office:value-type="float" office:value="109.993565" calcext:value-type="float">
            <text:p>109.99</text:p>
          </table:table-cell>
          <table:table-cell table:style-name="ce4" table:formula="of:=260 + 0.8*POWER([.K55];0.67) + 1.6 * POWER(([.$A$36]-[.K55]);0.67)" office:value-type="float" office:value="298.140437631982" calcext:value-type="float">
            <text:p>298.14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55]+[.N55]" office:value-type="float" office:value="599.641433719532" calcext:value-type="float">
            <text:p>599.64</text:p>
          </table:table-cell>
        </table:table-row>
        <table:table-row table:style-name="ro1">
          <table:table-cell table:style-name="ce13" table:formula="of:=[.$A$39]*[.G24]" office:value-type="float" office:value="70.917" calcext:value-type="float">
            <text:p>70.92</text:p>
          </table:table-cell>
          <table:table-cell table:formula="of:=0.74*[.A56]+0.87*([.$A$34]-[.A56])" office:value-type="float" office:value="78.92049" calcext:value-type="float">
            <text:p>78.92</text:p>
          </table:table-cell>
          <table:table-cell table:formula="of:=260 + 0.8*POWER([.A56]; 0.67) + 1.6*POWER(([.$A$34]-[.A56]); 0.67)" office:value-type="float" office:value="289.663294883478" calcext:value-type="float">
            <text:p>289.66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56]+[.D56]" office:value-type="float" office:value="579.641228535681" calcext:value-type="float">
            <text:p>579.64</text:p>
          </table:table-cell>
          <table:table-cell table:style-name="ce13" table:formula="of:=[.$C$39]*[.G24]" office:value-type="float" office:value="84.469" calcext:value-type="float">
            <text:p>84.47</text:p>
          </table:table-cell>
          <table:table-cell table:formula="of:=0.74*[.F56]+0.87*([.$A$35]-[.F56])" office:value-type="float" office:value="94.00193" calcext:value-type="float">
            <text:p>94.00</text:p>
          </table:table-cell>
          <table:table-cell table:style-name="ce4" table:formula="of:=260 + 0.8*POWER([.F56]; 0.67) + 1.6*POWER(([.$A$35]-[.F56]); 0.67)" office:value-type="float" office:value="293.350617338337" calcext:value-type="float">
            <text:p>293.35</text:p>
          </table:table-cell>
          <table:table-cell table:style-name="ce4" table:formula="of:=288.81" office:value-type="float" office:value="288.81" calcext:value-type="float">
            <text:p>288.81</text:p>
          </table:table-cell>
          <table:table-cell table:style-name="ce13" table:formula="of:=[.H56]+[.I56]" office:value-type="float" office:value="582.160617338337" calcext:value-type="float">
            <text:p>582.16</text:p>
          </table:table-cell>
          <table:table-cell table:style-name="ce13" table:formula="of:=[.$E$39]*[.G24]" office:value-type="float" office:value="98.021" calcext:value-type="float">
            <text:p>98.02</text:p>
          </table:table-cell>
          <table:table-cell table:style-name="ce4" table:formula="of:=0.74*[.K56]+0.87*([.$A$36]-[.K56])" office:value-type="float" office:value="109.08337" calcext:value-type="float">
            <text:p>109.08</text:p>
          </table:table-cell>
          <table:table-cell table:style-name="ce4" table:formula="of:=260 + 0.8*POWER([.K56];0.67) + 1.6 * POWER(([.$A$36]-[.K56]);0.67)" office:value-type="float" office:value="296.846858564497" calcext:value-type="float">
            <text:p>296.85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56]+[.N56]" office:value-type="float" office:value="598.347854652047" calcext:value-type="float">
            <text:p>598.35</text:p>
          </table:table-cell>
        </table:table-row>
        <table:table-row table:style-name="ro1">
          <table:table-cell table:style-name="ce13" table:formula="of:=[.$A$39]*[.G25]" office:value-type="float" office:value="75.9825" calcext:value-type="float">
            <text:p>75.98</text:p>
          </table:table-cell>
          <table:table-cell table:formula="of:=0.74*[.A57]+0.87*([.$A$34]-[.A57])" office:value-type="float" office:value="78.261975" calcext:value-type="float">
            <text:p>78.26</text:p>
          </table:table-cell>
          <table:table-cell table:formula="of:=260 + 0.8*POWER([.A57]; 0.67) + 1.6*POWER(([.$A$34]-[.A57]); 0.67)" office:value-type="float" office:value="288.508703528385" calcext:value-type="float">
            <text:p>288.51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57]+[.D57]" office:value-type="float" office:value="578.486637180588" calcext:value-type="float">
            <text:p>578.49</text:p>
          </table:table-cell>
          <table:table-cell table:style-name="ce13" table:formula="of:=[.$C$39]*[.G25]" office:value-type="float" office:value="90.5025" calcext:value-type="float">
            <text:p>90.50</text:p>
          </table:table-cell>
          <table:table-cell table:formula="of:=0.74*[.F57]+0.87*([.$A$35]-[.F57])" office:value-type="float" office:value="93.217575" calcext:value-type="float">
            <text:p>93.22</text:p>
          </table:table-cell>
          <table:table-cell table:style-name="ce4" table:formula="of:=260 + 0.8*POWER([.F57]; 0.67) + 1.6*POWER(([.$A$35]-[.F57]); 0.67)" office:value-type="float" office:value="292.052503470101" calcext:value-type="float">
            <text:p>292.05</text:p>
          </table:table-cell>
          <table:table-cell table:style-name="ce4" table:formula="of:=288.81" office:value-type="float" office:value="288.81" calcext:value-type="float">
            <text:p>288.81</text:p>
          </table:table-cell>
          <table:table-cell table:style-name="ce13" table:formula="of:=[.H57]+[.I57]" office:value-type="float" office:value="580.862503470101" calcext:value-type="float">
            <text:p>580.86</text:p>
          </table:table-cell>
          <table:table-cell table:style-name="ce13" table:formula="of:=[.$E$39]*[.G25]" office:value-type="float" office:value="105.0225" calcext:value-type="float">
            <text:p>105.02</text:p>
          </table:table-cell>
          <table:table-cell table:style-name="ce4" table:formula="of:=0.74*[.K57]+0.87*([.$A$36]-[.K57])" office:value-type="float" office:value="108.173175" calcext:value-type="float">
            <text:p>108.17</text:p>
          </table:table-cell>
          <table:table-cell table:style-name="ce4" table:formula="of:=260 + 0.8*POWER([.K57];0.67) + 1.6 * POWER(([.$A$36]-[.K57]);0.67)" office:value-type="float" office:value="295.412659682411" calcext:value-type="float">
            <text:p>295.41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57]+[.N57]" office:value-type="float" office:value="596.913655769961" calcext:value-type="float">
            <text:p>596.91</text:p>
          </table:table-cell>
        </table:table-row>
        <table:table-row table:style-name="ro1">
          <table:table-cell table:style-name="ce13" table:formula="of:=[.$A$39]*[.G26]" office:value-type="float" office:value="81.048" calcext:value-type="float">
            <text:p>81.05</text:p>
          </table:table-cell>
          <table:table-cell table:formula="of:=0.74*[.A58]+0.87*([.$A$34]-[.A58])" office:value-type="float" office:value="77.60346" calcext:value-type="float">
            <text:p>77.60</text:p>
          </table:table-cell>
          <table:table-cell table:formula="of:=260 + 0.8*POWER([.A58]; 0.67) + 1.6*POWER(([.$A$34]-[.A58]); 0.67)" office:value-type="float" office:value="287.215128147917" calcext:value-type="float">
            <text:p>287.22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58]+[.D58]" office:value-type="float" office:value="577.19306180012" calcext:value-type="float">
            <text:p>577.19</text:p>
          </table:table-cell>
          <table:table-cell table:style-name="ce13" table:formula="of:=[.$C$39]*[.G26]" office:value-type="float" office:value="96.536" calcext:value-type="float">
            <text:p>96.54</text:p>
          </table:table-cell>
          <table:table-cell table:formula="of:=0.74*[.F58]+0.87*([.$A$35]-[.F58])" office:value-type="float" office:value="92.43322" calcext:value-type="float">
            <text:p>92.43</text:p>
          </table:table-cell>
          <table:table-cell table:style-name="ce4" table:formula="of:=260 + 0.8*POWER([.F58]; 0.67) + 1.6*POWER(([.$A$35]-[.F58]); 0.67)" office:value-type="float" office:value="290.598129042656" calcext:value-type="float">
            <text:p>290.60</text:p>
          </table:table-cell>
          <table:table-cell table:style-name="ce4" table:formula="of:=288.81" office:value-type="float" office:value="288.81" calcext:value-type="float">
            <text:p>288.81</text:p>
          </table:table-cell>
          <table:table-cell table:style-name="ce13" table:formula="of:=[.H58]+[.I58]" office:value-type="float" office:value="579.408129042656" calcext:value-type="float">
            <text:p>579.41</text:p>
          </table:table-cell>
          <table:table-cell table:style-name="ce13" table:formula="of:=[.$E$39]*[.G26]" office:value-type="float" office:value="112.024" calcext:value-type="float">
            <text:p>112.02</text:p>
          </table:table-cell>
          <table:table-cell table:style-name="ce4" table:formula="of:=0.74*[.K58]+0.87*([.$A$36]-[.K58])" office:value-type="float" office:value="107.26298" calcext:value-type="float">
            <text:p>107.26</text:p>
          </table:table-cell>
          <table:table-cell table:style-name="ce4" table:formula="of:=260 + 0.8*POWER([.K58];0.67) + 1.6 * POWER(([.$A$36]-[.K58]);0.67)" office:value-type="float" office:value="293.805818996848" calcext:value-type="float">
            <text:p>293.81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58]+[.N58]" office:value-type="float" office:value="595.306815084398" calcext:value-type="float">
            <text:p>595.31</text:p>
          </table:table-cell>
        </table:table-row>
        <table:table-row table:style-name="ro1">
          <table:table-cell table:style-name="ce13" table:formula="of:=[.$A$39]*[.G27]" office:value-type="float" office:value="86.1135" calcext:value-type="float">
            <text:p>86.11</text:p>
          </table:table-cell>
          <table:table-cell table:formula="of:=0.74*[.A59]+0.87*([.$A$34]-[.A59])" office:value-type="float" office:value="76.944945" calcext:value-type="float">
            <text:p>76.94</text:p>
          </table:table-cell>
          <table:table-cell table:formula="of:=260 + 0.8*POWER([.A59]; 0.67) + 1.6*POWER(([.$A$34]-[.A59]); 0.67)" office:value-type="float" office:value="285.739662038664" calcext:value-type="float">
            <text:p>285.74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59]+[.D59]" office:value-type="float" office:value="575.717595690867" calcext:value-type="float">
            <text:p>575.72</text:p>
          </table:table-cell>
          <table:table-cell table:style-name="ce13" table:formula="of:=[.$C$39]*[.G27]" office:value-type="float" office:value="102.5695" calcext:value-type="float">
            <text:p>102.57</text:p>
          </table:table-cell>
          <table:table-cell table:formula="of:=0.74*[.F59]+0.87*([.$A$35]-[.F59])" office:value-type="float" office:value="91.648865" calcext:value-type="float">
            <text:p>91.65</text:p>
          </table:table-cell>
          <table:table-cell table:style-name="ce4" table:formula="of:=260 + 0.8*POWER([.F59]; 0.67) + 1.6*POWER(([.$A$35]-[.F59]); 0.67)" office:value-type="float" office:value="288.939253796373" calcext:value-type="float">
            <text:p>288.94</text:p>
          </table:table-cell>
          <table:table-cell table:style-name="ce4" table:formula="of:=288.81" office:value-type="float" office:value="288.81" calcext:value-type="float">
            <text:p>288.81</text:p>
          </table:table-cell>
          <table:table-cell table:style-name="ce13" table:formula="of:=[.H59]+[.I59]" office:value-type="float" office:value="577.749253796373" calcext:value-type="float">
            <text:p>577.75</text:p>
          </table:table-cell>
          <table:table-cell table:style-name="ce13" table:formula="of:=[.$E$39]*[.G27]" office:value-type="float" office:value="119.0255" calcext:value-type="float">
            <text:p>119.03</text:p>
          </table:table-cell>
          <table:table-cell table:style-name="ce4" table:formula="of:=0.74*[.K59]+0.87*([.$A$36]-[.K59])" office:value-type="float" office:value="106.352785" calcext:value-type="float">
            <text:p>106.35</text:p>
          </table:table-cell>
          <table:table-cell table:style-name="ce4" table:formula="of:=260 + 0.8*POWER([.K59];0.67) + 1.6 * POWER(([.$A$36]-[.K59]);0.67)" office:value-type="float" office:value="291.973039082886" calcext:value-type="float">
            <text:p>291.97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59]+[.N59]" office:value-type="float" office:value="593.474035170436" calcext:value-type="float">
            <text:p>593.47</text:p>
          </table:table-cell>
        </table:table-row>
        <table:table-row table:style-name="ro1">
          <table:table-cell table:style-name="ce13" table:formula="of:=[.$A$39]*[.G28]" office:value-type="float" office:value="91.179" calcext:value-type="float">
            <text:p>91.18</text:p>
          </table:table-cell>
          <table:table-cell table:formula="of:=0.74*[.A60]+0.87*([.$A$34]-[.A60])" office:value-type="float" office:value="76.28643" calcext:value-type="float">
            <text:p>76.29</text:p>
          </table:table-cell>
          <table:table-cell table:formula="of:=260 + 0.8*POWER([.A60]; 0.67) + 1.6*POWER(([.$A$34]-[.A60]); 0.67)" office:value-type="float" office:value="284.001337098862" calcext:value-type="float">
            <text:p>284.00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60]+[.D60]" office:value-type="float" office:value="573.979270751065" calcext:value-type="float">
            <text:p>573.98</text:p>
          </table:table-cell>
          <table:table-cell table:style-name="ce13" table:formula="of:=[.$C$39]*[.G28]" office:value-type="float" office:value="108.603" calcext:value-type="float">
            <text:p>108.60</text:p>
          </table:table-cell>
          <table:table-cell table:formula="of:=0.74*[.F60]+0.87*([.$A$35]-[.F60])" office:value-type="float" office:value="90.86451" calcext:value-type="float">
            <text:p>90.86</text:p>
          </table:table-cell>
          <table:table-cell table:style-name="ce4" table:formula="of:=260 + 0.8*POWER([.F60]; 0.67) + 1.6*POWER(([.$A$35]-[.F60]); 0.67)" office:value-type="float" office:value="286.984844817035" calcext:value-type="float">
            <text:p>286.98</text:p>
          </table:table-cell>
          <table:table-cell table:style-name="ce4" table:formula="of:=288.81" office:value-type="float" office:value="288.81" calcext:value-type="float">
            <text:p>288.81</text:p>
          </table:table-cell>
          <table:table-cell table:style-name="ce13" table:formula="of:=[.H60]+[.I60]" office:value-type="float" office:value="575.794844817035" calcext:value-type="float">
            <text:p>575.79</text:p>
          </table:table-cell>
          <table:table-cell table:style-name="ce13" table:formula="of:=[.$E$39]*[.G28]" office:value-type="float" office:value="126.027" calcext:value-type="float">
            <text:p>126.03</text:p>
          </table:table-cell>
          <table:table-cell table:style-name="ce4" table:formula="of:=0.74*[.K60]+0.87*([.$A$36]-[.K60])" office:value-type="float" office:value="105.44259" calcext:value-type="float">
            <text:p>105.44</text:p>
          </table:table-cell>
          <table:table-cell table:style-name="ce4" table:formula="of:=260 + 0.8*POWER([.K60];0.67) + 1.6 * POWER(([.$A$36]-[.K60]);0.67)" office:value-type="float" office:value="289.813743783843" calcext:value-type="float">
            <text:p>289.81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60]+[.N60]" office:value-type="float" office:value="591.314739871393" calcext:value-type="float">
            <text:p>591.31</text:p>
          </table:table-cell>
        </table:table-row>
        <table:table-row table:style-name="ro1">
          <table:table-cell table:style-name="ce13" table:formula="of:=[.$A$39]*[.G29]" office:value-type="float" office:value="96.2445" calcext:value-type="float">
            <text:p>96.24</text:p>
          </table:table-cell>
          <table:table-cell table:formula="of:=0.74*[.A61]+0.87*([.$A$34]-[.A61])" office:value-type="float" office:value="75.627915" calcext:value-type="float">
            <text:p>75.63</text:p>
          </table:table-cell>
          <table:table-cell table:formula="of:=260 + 0.8*POWER([.A61]; 0.67) + 1.6*POWER(([.$A$34]-[.A61]); 0.67)" office:value-type="float" office:value="281.803721977361" calcext:value-type="float">
            <text:p>281.80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61]+[.D61]" office:value-type="float" office:value="571.781655629564" calcext:value-type="float">
            <text:p>571.78</text:p>
          </table:table-cell>
          <table:table-cell table:style-name="ce13" table:formula="of:=[.$C$39]*[.G29]" office:value-type="float" office:value="114.6365" calcext:value-type="float">
            <text:p>114.64</text:p>
          </table:table-cell>
          <table:table-cell table:formula="of:=0.74*[.F61]+0.87*([.$A$35]-[.F61])" office:value-type="float" office:value="90.080155" calcext:value-type="float">
            <text:p>90.08</text:p>
          </table:table-cell>
          <table:table-cell table:style-name="ce4" table:formula="of:=260 + 0.8*POWER([.F61]; 0.67) + 1.6*POWER(([.$A$35]-[.F61]); 0.67)" office:value-type="float" office:value="284.514053178344" calcext:value-type="float">
            <text:p>284.51</text:p>
          </table:table-cell>
          <table:table-cell table:style-name="ce4" table:formula="of:=288.81" office:value-type="float" office:value="288.81" calcext:value-type="float">
            <text:p>288.81</text:p>
          </table:table-cell>
          <table:table-cell table:style-name="ce13" table:formula="of:=[.H61]+[.I61]" office:value-type="float" office:value="573.324053178344" calcext:value-type="float">
            <text:p>573.32</text:p>
          </table:table-cell>
          <table:table-cell table:style-name="ce13" table:formula="of:=[.$E$39]*[.G29]" office:value-type="float" office:value="133.0285" calcext:value-type="float">
            <text:p>133.03</text:p>
          </table:table-cell>
          <table:table-cell table:style-name="ce4" table:formula="of:=0.74*[.K61]+0.87*([.$A$36]-[.K61])" office:value-type="float" office:value="104.532395" calcext:value-type="float">
            <text:p>104.53</text:p>
          </table:table-cell>
          <table:table-cell table:style-name="ce4" table:formula="of:=260 + 0.8*POWER([.K61];0.67) + 1.6 * POWER(([.$A$36]-[.K61]);0.67)" office:value-type="float" office:value="287.083931944692" calcext:value-type="float">
            <text:p>287.08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61]+[.N61]" office:value-type="float" office:value="588.584928032242" calcext:value-type="float">
            <text:p>588.58</text:p>
          </table:table-cell>
        </table:table-row>
        <table:table-row table:style-name="ro1">
          <table:table-cell table:style-name="ce13" table:formula="of:=[.$A$39]*[.G30]" office:value-type="float" office:value="101.31" calcext:value-type="float">
            <text:p>101.31</text:p>
          </table:table-cell>
          <table:table-cell table:formula="of:=0.74*[.A62]+0.87*([.$A$34]-[.A62])" office:value-type="float" office:value="74.9694" calcext:value-type="float">
            <text:p>74.97</text:p>
          </table:table-cell>
          <table:table-cell table:formula="of:=260 + 0.8*POWER([.A62]; 0.67) + 1.6*POWER(([.$A$34]-[.A62]); 0.67)" office:value-type="float" office:value="277.655378734874" calcext:value-type="float">
            <text:p>277.66</text:p>
          </table:table-cell>
          <table:table-cell table:formula="of:=[.$B$12]" office:value-type="float" office:value="289.977933652203" calcext:value-type="float">
            <text:p>289.98</text:p>
          </table:table-cell>
          <table:table-cell table:style-name="ce13" table:formula="of:=[.C62]+[.D62]" office:value-type="float" office:value="567.633312387077" calcext:value-type="float">
            <text:p>567.63</text:p>
          </table:table-cell>
          <table:table-cell table:style-name="ce13" table:formula="of:=[.$C$39]*[.G30]" office:value-type="float" office:value="120.67" calcext:value-type="float">
            <text:p>120.67</text:p>
          </table:table-cell>
          <table:table-cell table:formula="of:=0.74*[.F62]+0.87*([.$A$35]-[.F62])" office:value-type="float" office:value="89.2958" calcext:value-type="float">
            <text:p>89.30</text:p>
          </table:table-cell>
          <table:table-cell table:style-name="ce4" table:formula="of:=260 + 0.8*POWER([.F62]; 0.67) + 1.6*POWER(([.$A$35]-[.F62]); 0.67)" office:value-type="float" office:value="279.850046411337" calcext:value-type="float">
            <text:p>279.85</text:p>
          </table:table-cell>
          <table:table-cell table:style-name="ce4" table:formula="of:=288.81" office:value-type="float" office:value="288.81" calcext:value-type="float">
            <text:p>288.81</text:p>
          </table:table-cell>
          <table:table-cell table:style-name="ce13" table:formula="of:=[.H62]+[.I62]" office:value-type="float" office:value="568.660046411337" calcext:value-type="float">
            <text:p>568.66</text:p>
          </table:table-cell>
          <table:table-cell table:style-name="ce13" table:formula="of:=[.$E$39]*[.G30]" office:value-type="float" office:value="140.03" calcext:value-type="float">
            <text:p>140.03</text:p>
          </table:table-cell>
          <table:table-cell table:style-name="ce4" table:formula="of:=0.74*[.K62]+0.87*([.$A$36]-[.K62])" office:value-type="float" office:value="103.6222" calcext:value-type="float">
            <text:p>103.62</text:p>
          </table:table-cell>
          <table:table-cell table:style-name="ce4" table:formula="of:=260 + 0.8*POWER([.K62];0.67) + 1.6 * POWER(([.$A$36]-[.K62]);0.67)" office:value-type="float" office:value="281.930983921442" calcext:value-type="float">
            <text:p>281.93</text:p>
          </table:table-cell>
          <table:table-cell table:style-name="ce4" table:formula="of:==[.$F$12]" office:value-type="float" office:value="301.50099608755" calcext:value-type="float">
            <text:p>301.50</text:p>
          </table:table-cell>
          <table:table-cell table:style-name="ce13" table:formula="of:=[.M62]+[.N62]" office:value-type="float" office:value="583.431980008992" calcext:value-type="float">
            <text:p>583.43</text:p>
          </table:table-cell>
        </table:table-row>
        <table:table-row table:style-name="ro1" table:number-rows-repeated="2">
          <table:table-cell table:style-name="ce21" table:number-columns-repeated="3"/>
          <table:table-cell table:style-name="ce15"/>
          <table:table-cell table:style-name="ce21"/>
          <table:table-cell table:style-name="ce15"/>
          <table:table-cell table:style-name="ce19"/>
          <table:table-cell table:number-columns-repeated="8"/>
        </table:table-row>
        <table:table-row table:style-name="ro1">
          <table:table-cell table:style-name="ce21" table:number-columns-repeated="3"/>
          <table:table-cell table:style-name="ce15" table:number-columns-repeated="3"/>
          <table:table-cell table:style-name="ce19"/>
          <table:table-cell table:number-columns-repeated="8"/>
        </table:table-row>
        <table:table-row table:style-name="ro1">
          <table:table-cell table:style-name="ce21" table:number-columns-repeated="3"/>
          <table:table-cell table:style-name="ce15" table:number-columns-repeated="4"/>
          <table:table-cell table:number-columns-repeated="8"/>
        </table:table-row>
        <table:table-row table:style-name="ro1">
          <table:table-cell table:style-name="ce15" table:number-columns-repeated="7"/>
          <table:table-cell table:number-columns-repeated="8"/>
        </table:table-row>
        <table:table-row table:style-name="ro1" table:number-rows-repeated="2">
          <table:table-cell table:style-name="ce16" table:number-columns-repeated="5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17" table:number-columns-spanned="7" table:number-rows-spanned="1"/>
          <table:covered-table-cell table:number-columns-repeated="6" table:style-name="ce21"/>
          <table:table-cell table:number-columns-repeated="8"/>
        </table:table-row>
        <table:table-row table:style-name="ro1" table:number-rows-repeated="6">
          <table:table-cell table:style-name="ce16" table:number-columns-repeated="7"/>
          <table:table-cell table:number-columns-repeated="8"/>
        </table:table-row>
        <table:table-row table:style-name="ro1">
          <table:table-cell table:style-name="ce15" table:number-columns-repeated="7"/>
          <table:table-cell table:number-columns-repeated="8"/>
        </table:table-row>
      </table:table>
      <table:named-expressions/>
      <table:database-ranges>
        <table:database-range table:name="__Anonymous_Sheet_DB__0" table:target-range-address="Sheet1.G1:Sheet1.G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8:20:03.0413961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8T14:21:16.474324694</meta:creation-date>
    <dc:date>2021-10-18T19:07:29.423373659</dc:date>
    <meta:editing-duration>PT2H38M56S</meta:editing-duration>
    <meta:editing-cycles>31</meta:editing-cycles>
    <meta:generator>LibreOffice/7.2.0.4$Linux_X86_64 LibreOffice_project/9a9c6381e3f7a62afc1329bd359cc48accb6435b</meta:generator>
    <meta:document-statistic meta:table-count="1" meta:cell-count="51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interval-major="1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3.703cm" style:legend-expansion="high" chart:style-name="ch2"/>
        <chart:plot-area chart:style-name="ch3" table:cell-range-address="Sheet1.A10:Sheet1.B30 Sheet1.G1:Sheet1.G3 Sheet1.D10:Sheet1.D30 Sheet1.F10:Sheet1.F30" chart:data-source-has-labels="row" svg:x="1.331cm" svg:y="0.18cm" svg:width="11.523cm" svg:height="7.659cm">
          <chart:coordinate-region svg:x="2.138cm" svg:y="0.379cm" svg:width="10.436cm" svg:height="6.813cm"/>
          <chart:axis chart:dimension="x" chart:name="primary-x" chart:style-name="ch4">
            <chart:title svg:x="5.368cm" svg:y="8.019cm" chart:style-name="ch5">
              <text:p>Управление, млн. руб.</text:p>
            </chart:title>
            <chart:grid chart:style-name="ch6" chart:class="major"/>
          </chart:axis>
          <chart:axis chart:dimension="y" chart:name="primary-y" chart:style-name="ch7">
            <chart:title svg:x="0.451cm" svg:y="5.535cm" chart:style-name="ch8">
              <text:p>Выигрыш, млн. руб.</text:p>
            </chart:title>
            <chart:grid chart:style-name="ch6" chart:class="major"/>
          </chart:axis>
          <chart:series chart:style-name="ch9" chart:values-cell-range-address="Sheet1.B10:Sheet1.B30" chart:label-cell-address="Sheet1.G1:Sheet1.G1" chart:class="chart:scatter">
            <chart:domain table:cell-range-address="Sheet1.A10:Sheet1.A30"/>
            <chart:data-point chart:repeated="21"/>
          </chart:series>
          <chart:series chart:style-name="ch10" chart:values-cell-range-address="Sheet1.D10:Sheet1.D30" chart:label-cell-address="Sheet1.G2:Sheet1.G2" chart:class="chart:scatter">
            <chart:domain table:cell-range-address="Sheet1.C10:Sheet1.C30"/>
            <chart:data-point chart:repeated="21"/>
          </chart:series>
          <chart:series chart:style-name="ch11" chart:values-cell-range-address="Sheet1.F10:Sheet1.F30" chart:label-cell-address="Sheet1.G3:Sheet1.G3" chart:class="chart:scatter">
            <chart:domain table:cell-range-address="Sheet1.E10:Sheet1.E30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=74.97</text:p>
                <draw:g>
                  <svg:desc>Sheet1.G1:Sheet1.G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K=98.39</text:p>
                <draw:g>
                  <svg:desc>Sheet1.G2:Sheet1.G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=121.82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0:Sheet1.A30</svg:desc>
                </draw:g>
              </table:table-cell>
              <table:table-cell office:value-type="float" office:value="288.859886244351">
                <text:p>288.859886244351</text:p>
                <draw:g>
                  <svg:desc>Sheet1.B10:Sheet1.B30</svg:desc>
                </draw:g>
              </table:table-cell>
              <table:table-cell office:value-type="float" office:value="0">
                <text:p>0</text:p>
                <draw:g>
                  <svg:desc>Sheet1.C10:Sheet1.C30</svg:desc>
                </draw:g>
              </table:table-cell>
              <table:table-cell office:value-type="float" office:value="294.625585533308">
                <text:p>294.625585533308</text:p>
                <draw:g>
                  <svg:desc>Sheet1.D10:Sheet1.D30</svg:desc>
                </draw:g>
              </table:table-cell>
              <table:table-cell office:value-type="float" office:value="0">
                <text:p>0</text:p>
                <draw:g>
                  <svg:desc>Sheet1.E10:Sheet1.E30</svg:desc>
                </draw:g>
              </table:table-cell>
              <table:table-cell office:value-type="float" office:value="299.953188235372">
                <text:p>299.953188235372</text:p>
                <draw:g>
                  <svg:desc>Sheet1.F10:Sheet1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485">
                <text:p>3.7485</text:p>
              </table:table-cell>
              <table:table-cell office:value-type="float" office:value="289.823907097003">
                <text:p>289.823907097003</text:p>
              </table:table-cell>
              <table:table-cell office:value-type="float" office:value="4.9195">
                <text:p>4.9195</text:p>
              </table:table-cell>
              <table:table-cell office:value-type="float" office:value="295.782200850735">
                <text:p>295.782200850735</text:p>
              </table:table-cell>
              <table:table-cell office:value-type="float" office:value="6.091">
                <text:p>6.091</text:p>
              </table:table-cell>
              <table:table-cell office:value-type="float" office:value="301.28776406366">
                <text:p>301.28776406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97">
                <text:p>7.497</text:p>
              </table:table-cell>
              <table:table-cell office:value-type="float" office:value="289.977933652203">
                <text:p>289.977933652203</text:p>
              </table:table-cell>
              <table:table-cell office:value-type="float" office:value="9.839">
                <text:p>9.839</text:p>
              </table:table-cell>
              <table:table-cell office:value-type="float" office:value="295.96699921121">
                <text:p>295.96699921121</text:p>
              </table:table-cell>
              <table:table-cell office:value-type="float" office:value="12.182">
                <text:p>12.182</text:p>
              </table:table-cell>
              <table:table-cell office:value-type="float" office:value="301.50099608755">
                <text:p>301.50099608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455">
                <text:p>11.2455</text:p>
              </table:table-cell>
              <table:table-cell office:value-type="float" office:value="289.930493740934">
                <text:p>289.930493740934</text:p>
              </table:table-cell>
              <table:table-cell office:value-type="float" office:value="14.7585">
                <text:p>14.7585</text:p>
              </table:table-cell>
              <table:table-cell office:value-type="float" office:value="295.910081637405">
                <text:p>295.910081637405</text:p>
              </table:table-cell>
              <table:table-cell office:value-type="float" office:value="18.273">
                <text:p>18.273</text:p>
              </table:table-cell>
              <table:table-cell office:value-type="float" office:value="301.435320994837">
                <text:p>301.435320994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94">
                <text:p>14.994</text:p>
              </table:table-cell>
              <table:table-cell office:value-type="float" office:value="289.760770711462">
                <text:p>289.760770711462</text:p>
              </table:table-cell>
              <table:table-cell office:value-type="float" office:value="19.678">
                <text:p>19.678</text:p>
              </table:table-cell>
              <table:table-cell office:value-type="float" office:value="295.706450922294">
                <text:p>295.706450922294</text:p>
              </table:table-cell>
              <table:table-cell office:value-type="float" office:value="24.364">
                <text:p>24.364</text:p>
              </table:table-cell>
              <table:table-cell office:value-type="float" office:value="301.200359010338">
                <text:p>301.200359010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7425">
                <text:p>18.7425</text:p>
              </table:table-cell>
              <table:table-cell office:value-type="float" office:value="289.500602612998">
                <text:p>289.500602612998</text:p>
              </table:table-cell>
              <table:table-cell office:value-type="float" office:value="24.5975">
                <text:p>24.5975</text:p>
              </table:table-cell>
              <table:table-cell office:value-type="float" office:value="295.394305799125">
                <text:p>295.394305799125</text:p>
              </table:table-cell>
              <table:table-cell office:value-type="float" office:value="30.455">
                <text:p>30.455</text:p>
              </table:table-cell>
              <table:table-cell office:value-type="float" office:value="300.840186245874">
                <text:p>300.840186245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491">
                <text:p>22.491</text:p>
              </table:table-cell>
              <table:table-cell office:value-type="float" office:value="289.166076770018">
                <text:p>289.166076770018</text:p>
              </table:table-cell>
              <table:table-cell office:value-type="float" office:value="29.517">
                <text:p>29.517</text:p>
              </table:table-cell>
              <table:table-cell office:value-type="float" office:value="294.992947557753">
                <text:p>294.992947557753</text:p>
              </table:table-cell>
              <table:table-cell office:value-type="float" office:value="36.546">
                <text:p>36.546</text:p>
              </table:table-cell>
              <table:table-cell office:value-type="float" office:value="300.377073749136">
                <text:p>300.377073749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2395">
                <text:p>26.2395</text:p>
              </table:table-cell>
              <table:table-cell office:value-type="float" office:value="288.766037001763">
                <text:p>288.766037001763</text:p>
              </table:table-cell>
              <table:table-cell office:value-type="float" office:value="34.4365">
                <text:p>34.4365</text:p>
              </table:table-cell>
              <table:table-cell office:value-type="float" office:value="294.512986857452">
                <text:p>294.512986857452</text:p>
              </table:table-cell>
              <table:table-cell office:value-type="float" office:value="42.637">
                <text:p>42.637</text:p>
              </table:table-cell>
              <table:table-cell office:value-type="float" office:value="299.823264769176">
                <text:p>299.823264769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988">
                <text:p>29.988</text:p>
              </table:table-cell>
              <table:table-cell office:value-type="float" office:value="288.305267090042">
                <text:p>288.305267090042</text:p>
              </table:table-cell>
              <table:table-cell office:value-type="float" office:value="39.356">
                <text:p>39.356</text:p>
              </table:table-cell>
              <table:table-cell office:value-type="float" office:value="293.960163195766">
                <text:p>293.960163195766</text:p>
              </table:table-cell>
              <table:table-cell office:value-type="float" office:value="48.728">
                <text:p>48.728</text:p>
              </table:table-cell>
              <table:table-cell office:value-type="float" office:value="299.185381900883">
                <text:p>299.185381900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7365">
                <text:p>33.7365</text:p>
              </table:table-cell>
              <table:table-cell office:value-type="float" office:value="287.785881191854">
                <text:p>287.785881191854</text:p>
              </table:table-cell>
              <table:table-cell office:value-type="float" office:value="44.2755">
                <text:p>44.2755</text:p>
              </table:table-cell>
              <table:table-cell office:value-type="float" office:value="293.337013101193">
                <text:p>293.337013101193</text:p>
              </table:table-cell>
              <table:table-cell office:value-type="float" office:value="54.819">
                <text:p>54.819</text:p>
              </table:table-cell>
              <table:table-cell office:value-type="float" office:value="298.466351951097">
                <text:p>298.466351951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485">
                <text:p>37.485</text:p>
              </table:table-cell>
              <table:table-cell office:value-type="float" office:value="287.207947247246">
                <text:p>287.207947247246</text:p>
              </table:table-cell>
              <table:table-cell office:value-type="float" office:value="49.195">
                <text:p>49.195</text:p>
              </table:table-cell>
              <table:table-cell office:value-type="float" office:value="292.643618087013">
                <text:p>292.643618087013</text:p>
              </table:table-cell>
              <table:table-cell office:value-type="float" office:value="60.91">
                <text:p>60.91</text:p>
              </table:table-cell>
              <table:table-cell office:value-type="float" office:value="297.666268974988">
                <text:p>297.666268974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2335">
                <text:p>41.2335</text:p>
              </table:table-cell>
              <table:table-cell office:value-type="float" office:value="286.569700430237">
                <text:p>286.569700430237</text:p>
              </table:table-cell>
              <table:table-cell office:value-type="float" office:value="54.1145">
                <text:p>54.1145</text:p>
              </table:table-cell>
              <table:table-cell office:value-type="float" office:value="291.877860745956">
                <text:p>291.877860745956</text:p>
              </table:table-cell>
              <table:table-cell office:value-type="float" office:value="67.001">
                <text:p>67.001</text:p>
              </table:table-cell>
              <table:table-cell office:value-type="float" office:value="296.782689774271">
                <text:p>296.782689774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982">
                <text:p>44.982</text:p>
              </table:table-cell>
              <table:table-cell office:value-type="float" office:value="285.867465751499">
                <text:p>285.867465751499</text:p>
              </table:table-cell>
              <table:table-cell office:value-type="float" office:value="59.034">
                <text:p>59.034</text:p>
              </table:table-cell>
              <table:table-cell office:value-type="float" office:value="291.035331890256">
                <text:p>291.035331890256</text:p>
              </table:table-cell>
              <table:table-cell office:value-type="float" office:value="73.092">
                <text:p>73.092</text:p>
              </table:table-cell>
              <table:table-cell office:value-type="float" office:value="295.810526749529">
                <text:p>295.810526749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7305">
                <text:p>48.7305</text:p>
              </table:table-cell>
              <table:table-cell office:value-type="float" office:value="285.095287455219">
                <text:p>285.095287455219</text:p>
              </table:table-cell>
              <table:table-cell office:value-type="float" office:value="63.9535">
                <text:p>63.9535</text:p>
              </table:table-cell>
              <table:table-cell office:value-type="float" office:value="290.108885908507">
                <text:p>290.108885908507</text:p>
              </table:table-cell>
              <table:table-cell office:value-type="float" office:value="79.183">
                <text:p>79.183</text:p>
              </table:table-cell>
              <table:table-cell office:value-type="float" office:value="294.741534842862">
                <text:p>294.741534842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479">
                <text:p>52.479</text:p>
              </table:table-cell>
              <table:table-cell office:value-type="float" office:value="284.244150432152">
                <text:p>284.244150432152</text:p>
              </table:table-cell>
              <table:table-cell office:value-type="float" office:value="68.873">
                <text:p>68.873</text:p>
              </table:table-cell>
              <table:table-cell office:value-type="float" office:value="289.087706630693">
                <text:p>289.087706630693</text:p>
              </table:table-cell>
              <table:table-cell office:value-type="float" office:value="85.274">
                <text:p>85.274</text:p>
              </table:table-cell>
              <table:table-cell office:value-type="float" office:value="293.563233673938">
                <text:p>293.563233673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2275">
                <text:p>56.2275</text:p>
              </table:table-cell>
              <table:table-cell office:value-type="float" office:value="283.300489702267">
                <text:p>283.300489702267</text:p>
              </table:table-cell>
              <table:table-cell office:value-type="float" office:value="73.7925">
                <text:p>73.7925</text:p>
              </table:table-cell>
              <table:table-cell office:value-type="float" office:value="287.955519031602">
                <text:p>287.955519031602</text:p>
              </table:table-cell>
              <table:table-cell office:value-type="float" office:value="91.365">
                <text:p>91.365</text:p>
              </table:table-cell>
              <table:table-cell office:value-type="float" office:value="292.256844090411">
                <text:p>292.256844090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976">
                <text:p>59.976</text:p>
              </table:table-cell>
              <table:table-cell office:value-type="float" office:value="282.243235737642">
                <text:p>282.243235737642</text:p>
              </table:table-cell>
              <table:table-cell office:value-type="float" office:value="78.712">
                <text:p>78.712</text:p>
              </table:table-cell>
              <table:table-cell office:value-type="float" office:value="286.687044261029">
                <text:p>286.687044261029</text:p>
              </table:table-cell>
              <table:table-cell office:value-type="float" office:value="97.456">
                <text:p>97.456</text:p>
              </table:table-cell>
              <table:table-cell office:value-type="float" office:value="290.793197757795">
                <text:p>290.793197757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7245">
                <text:p>63.7245</text:p>
              </table:table-cell>
              <table:table-cell office:value-type="float" office:value="281.037320398473">
                <text:p>281.037320398473</text:p>
              </table:table-cell>
              <table:table-cell office:value-type="float" office:value="83.6315">
                <text:p>83.6315</text:p>
              </table:table-cell>
              <table:table-cell office:value-type="float" office:value="285.240208179668">
                <text:p>285.240208179668</text:p>
              </table:table-cell>
              <table:table-cell office:value-type="float" office:value="103.547">
                <text:p>103.547</text:p>
              </table:table-cell>
              <table:table-cell office:value-type="float" office:value="289.12374687591">
                <text:p>289.123746875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.473">
                <text:p>67.473</text:p>
              </table:table-cell>
              <table:table-cell office:value-type="float" office:value="279.616567528434">
                <text:p>279.616567528434</text:p>
              </table:table-cell>
              <table:table-cell office:value-type="float" office:value="88.551">
                <text:p>88.551</text:p>
              </table:table-cell>
              <table:table-cell office:value-type="float" office:value="283.535613795382">
                <text:p>283.535613795382</text:p>
              </table:table-cell>
              <table:table-cell office:value-type="float" office:value="109.638">
                <text:p>109.638</text:p>
              </table:table-cell>
              <table:table-cell office:value-type="float" office:value="287.156878178923">
                <text:p>287.156878178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2215">
                <text:p>71.2215</text:p>
              </table:table-cell>
              <table:table-cell office:value-type="float" office:value="277.820431535891">
                <text:p>277.820431535891</text:p>
              </table:table-cell>
              <table:table-cell office:value-type="float" office:value="93.4705">
                <text:p>93.4705</text:p>
              </table:table-cell>
              <table:table-cell office:value-type="float" office:value="281.380641322079">
                <text:p>281.380641322079</text:p>
              </table:table-cell>
              <table:table-cell office:value-type="float" office:value="115.729">
                <text:p>115.729</text:p>
              </table:table-cell>
              <table:table-cell office:value-type="float" office:value="284.670334787906">
                <text:p>284.670334787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.97">
                <text:p>74.97</text:p>
              </table:table-cell>
              <table:table-cell office:value-type="float" office:value="274.429943122175">
                <text:p>274.429943122175</text:p>
              </table:table-cell>
              <table:table-cell office:value-type="float" office:value="98.39">
                <text:p>98.39</text:p>
              </table:table-cell>
              <table:table-cell office:value-type="float" office:value="277.312792766654">
                <text:p>277.312792766654</text:p>
              </table:table-cell>
              <table:table-cell office:value-type="float" office:value="121.82">
                <text:p>121.82</text:p>
              </table:table-cell>
              <table:table-cell office:value-type="float" office:value="279.976594117686">
                <text:p>279.976594117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2.0.4$Linux_X86_64 LibreOffice_project/9a9c6381e3f7a62afc1329bd359cc48accb6435b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interval-major="1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3.703cm" style:legend-expansion="high" chart:style-name="ch2"/>
        <chart:plot-area chart:style-name="ch3" table:cell-range-address="Sheet1.A42:Sheet1.A62 Sheet1.G33:Sheet1.G35 Sheet1.E42:Sheet1.E62 Sheet1.J42:Sheet1.J62 Sheet1.O42:Sheet1.O62" chart:data-source-has-labels="row" svg:x="1.331cm" svg:y="0.18cm" svg:width="11.523cm" svg:height="7.659cm">
          <chart:coordinate-region svg:x="2.138cm" svg:y="0.379cm" svg:width="10.436cm" svg:height="6.813cm"/>
          <chart:axis chart:dimension="x" chart:name="primary-x" chart:style-name="ch4">
            <chart:title svg:x="5.368cm" svg:y="8.019cm" chart:style-name="ch5">
              <text:p>Управление, млн. руб.</text:p>
            </chart:title>
            <chart:grid chart:style-name="ch6" chart:class="major"/>
          </chart:axis>
          <chart:axis chart:dimension="y" chart:name="primary-y" chart:style-name="ch7">
            <chart:title svg:x="0.451cm" svg:y="5.535cm" chart:style-name="ch8">
              <text:p>Выигрыш, млн. руб.</text:p>
            </chart:title>
            <chart:grid chart:style-name="ch6" chart:class="major"/>
          </chart:axis>
          <chart:series chart:style-name="ch9" chart:values-cell-range-address="Sheet1.E42:Sheet1.E62" chart:label-cell-address="Sheet1.G33:Sheet1.G33" chart:class="chart:scatter">
            <chart:domain table:cell-range-address="Sheet1.A42:Sheet1.A62"/>
            <chart:data-point chart:repeated="21"/>
          </chart:series>
          <chart:series chart:style-name="ch10" chart:values-cell-range-address="Sheet1.J42:Sheet1.J62" chart:label-cell-address="Sheet1.G34:Sheet1.G34" chart:class="chart:scatter">
            <chart:domain table:cell-range-address="Sheet1.F42:Sheet1.F62"/>
            <chart:data-point chart:repeated="21"/>
          </chart:series>
          <chart:series chart:style-name="ch11" chart:values-cell-range-address="Sheet1.O42:Sheet1.O62" chart:label-cell-address="Sheet1.G35:Sheet1.G35" chart:class="chart:scatter">
            <chart:domain table:cell-range-address="Sheet1.K42:Sheet1.K62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=101.31</text:p>
                <draw:g>
                  <svg:desc>Sheet1.G33:Sheet1.G3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K=120.67</text:p>
                <draw:g>
                  <svg:desc>Sheet1.G34:Sheet1.G34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K=140.03</text:p>
                <draw:g>
                  <svg:desc>Sheet1.G35:Sheet1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2:Sheet1.A62</svg:desc>
                </draw:g>
              </table:table-cell>
              <table:table-cell office:value-type="float" office:value="585.288691121951">
                <text:p>585.288691121951</text:p>
                <draw:g>
                  <svg:desc>Sheet1.E42:Sheet1.E62</svg:desc>
                </draw:g>
              </table:table-cell>
              <table:table-cell office:value-type="float" office:value="0">
                <text:p>0</text:p>
                <draw:g>
                  <svg:desc>Sheet1.F42:Sheet1.F62</svg:desc>
                </draw:g>
              </table:table-cell>
              <table:table-cell office:value-type="float" office:value="594.170092822674">
                <text:p>594.170092822674</text:p>
                <draw:g>
                  <svg:desc>Sheet1.J42:Sheet1.J62</svg:desc>
                </draw:g>
              </table:table-cell>
              <table:table-cell office:value-type="float" office:value="0">
                <text:p>0</text:p>
                <draw:g>
                  <svg:desc>Sheet1.K42:Sheet1.K62</svg:desc>
                </draw:g>
              </table:table-cell>
              <table:table-cell office:value-type="float" office:value="605.362963930434">
                <text:p>605.362963930434</text:p>
                <draw:g>
                  <svg:desc>Sheet1.O42:Sheet1.O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655">
                <text:p>5.0655</text:p>
              </table:table-cell>
              <table:table-cell office:value-type="float" office:value="586.468193571669">
                <text:p>586.468193571669</text:p>
              </table:table-cell>
              <table:table-cell office:value-type="float" office:value="6.0335">
                <text:p>6.0335</text:p>
              </table:table-cell>
              <table:table-cell office:value-type="float" office:value="595.496214381479">
                <text:p>595.496214381479</text:p>
              </table:table-cell>
              <table:table-cell office:value-type="float" office:value="7.0015">
                <text:p>7.0015</text:p>
              </table:table-cell>
              <table:table-cell office:value-type="float" office:value="606.82810662992">
                <text:p>606.82810662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31">
                <text:p>10.131</text:p>
              </table:table-cell>
              <table:table-cell office:value-type="float" office:value="586.656648726638">
                <text:p>586.656648726638</text:p>
              </table:table-cell>
              <table:table-cell office:value-type="float" office:value="12.067">
                <text:p>12.067</text:p>
              </table:table-cell>
              <table:table-cell office:value-type="float" office:value="595.70809562338">
                <text:p>595.70809562338</text:p>
              </table:table-cell>
              <table:table-cell office:value-type="float" office:value="14.003">
                <text:p>14.003</text:p>
              </table:table-cell>
              <table:table-cell office:value-type="float" office:value="607.062199992378">
                <text:p>607.062199992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965">
                <text:p>15.1965</text:p>
              </table:table-cell>
              <table:table-cell office:value-type="float" office:value="586.598604866485">
                <text:p>586.598604866485</text:p>
              </table:table-cell>
              <table:table-cell office:value-type="float" office:value="18.1005">
                <text:p>18.1005</text:p>
              </table:table-cell>
              <table:table-cell office:value-type="float" office:value="595.642836569172">
                <text:p>595.642836569172</text:p>
              </table:table-cell>
              <table:table-cell office:value-type="float" office:value="21.0045">
                <text:p>21.0045</text:p>
              </table:table-cell>
              <table:table-cell office:value-type="float" office:value="606.990099643648">
                <text:p>606.990099643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262">
                <text:p>20.262</text:p>
              </table:table-cell>
              <table:table-cell office:value-type="float" office:value="586.390944701785">
                <text:p>586.390944701785</text:p>
              </table:table-cell>
              <table:table-cell office:value-type="float" office:value="24.134">
                <text:p>24.134</text:p>
              </table:table-cell>
              <table:table-cell office:value-type="float" office:value="595.409363021593">
                <text:p>595.409363021593</text:p>
              </table:table-cell>
              <table:table-cell office:value-type="float" office:value="28.006">
                <text:p>28.006</text:p>
              </table:table-cell>
              <table:table-cell office:value-type="float" office:value="606.732150391947">
                <text:p>606.732150391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3275">
                <text:p>25.3275</text:p>
              </table:table-cell>
              <table:table-cell office:value-type="float" office:value="586.072622843257">
                <text:p>586.072622843257</text:p>
              </table:table-cell>
              <table:table-cell office:value-type="float" office:value="30.1675">
                <text:p>30.1675</text:p>
              </table:table-cell>
              <table:table-cell office:value-type="float" office:value="595.051471879159">
                <text:p>595.051471879159</text:p>
              </table:table-cell>
              <table:table-cell office:value-type="float" office:value="35.0075">
                <text:p>35.0075</text:p>
              </table:table-cell>
              <table:table-cell office:value-type="float" office:value="606.336740490746">
                <text:p>606.336740490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393">
                <text:p>30.393</text:p>
              </table:table-cell>
              <table:table-cell office:value-type="float" office:value="585.663322515153">
                <text:p>585.663322515153</text:p>
              </table:table-cell>
              <table:table-cell office:value-type="float" office:value="36.201">
                <text:p>36.201</text:p>
              </table:table-cell>
              <table:table-cell office:value-type="float" office:value="594.591293106954">
                <text:p>594.591293106954</text:p>
              </table:table-cell>
              <table:table-cell office:value-type="float" office:value="42.009">
                <text:p>42.009</text:p>
              </table:table-cell>
              <table:table-cell office:value-type="float" office:value="605.828319853076">
                <text:p>605.828319853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4585">
                <text:p>35.4585</text:p>
              </table:table-cell>
              <table:table-cell office:value-type="float" office:value="585.173864340733">
                <text:p>585.173864340733</text:p>
              </table:table-cell>
              <table:table-cell office:value-type="float" office:value="42.2345">
                <text:p>42.2345</text:p>
              </table:table-cell>
              <table:table-cell office:value-type="float" office:value="594.040992395509">
                <text:p>594.040992395509</text:p>
              </table:table-cell>
              <table:table-cell office:value-type="float" office:value="49.0105">
                <text:p>49.0105</text:p>
              </table:table-cell>
              <table:table-cell office:value-type="float" office:value="605.220329533831">
                <text:p>605.220329533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524">
                <text:p>40.524</text:p>
              </table:table-cell>
              <table:table-cell office:value-type="float" office:value="584.61010139086">
                <text:p>584.61010139086</text:p>
              </table:table-cell>
              <table:table-cell office:value-type="float" office:value="48.268">
                <text:p>48.268</text:p>
              </table:table-cell>
              <table:table-cell office:value-type="float" office:value="593.407150386905">
                <text:p>593.407150386905</text:p>
              </table:table-cell>
              <table:table-cell office:value-type="float" office:value="56.012">
                <text:p>56.012</text:p>
              </table:table-cell>
              <table:table-cell office:value-type="float" office:value="604.520040042745">
                <text:p>604.520040042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5895">
                <text:p>45.5895</text:p>
              </table:table-cell>
              <table:table-cell office:value-type="float" office:value="583.974620386921">
                <text:p>583.974620386921</text:p>
              </table:table-cell>
              <table:table-cell office:value-type="float" office:value="54.3015">
                <text:p>54.3015</text:p>
              </table:table-cell>
              <table:table-cell office:value-type="float" office:value="587.03267534725">
                <text:p>587.03267534725</text:p>
              </table:table-cell>
              <table:table-cell office:value-type="float" office:value="63.0135">
                <text:p>63.0135</text:p>
              </table:table-cell>
              <table:table-cell office:value-type="float" office:value="603.730664527835">
                <text:p>603.73066452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655">
                <text:p>50.655</text:p>
              </table:table-cell>
              <table:table-cell office:value-type="float" office:value="583.26750445518">
                <text:p>583.26750445518</text:p>
              </table:table-cell>
              <table:table-cell office:value-type="float" office:value="60.335">
                <text:p>60.335</text:p>
              </table:table-cell>
              <table:table-cell office:value-type="float" office:value="586.237660735894">
                <text:p>586.237660735894</text:p>
              </table:table-cell>
              <table:table-cell office:value-type="float" office:value="70.015">
                <text:p>70.015</text:p>
              </table:table-cell>
              <table:table-cell office:value-type="float" office:value="602.852306246063">
                <text:p>602.852306246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7205">
                <text:p>55.7205</text:p>
              </table:table-cell>
              <table:table-cell office:value-type="float" office:value="582.486594289063">
                <text:p>582.486594289063</text:p>
              </table:table-cell>
              <table:table-cell office:value-type="float" office:value="66.3685">
                <text:p>66.3685</text:p>
              </table:table-cell>
              <table:table-cell office:value-type="float" office:value="585.359678831722">
                <text:p>585.359678831722</text:p>
              </table:table-cell>
              <table:table-cell office:value-type="float" office:value="77.0165">
                <text:p>77.0165</text:p>
              </table:table-cell>
              <table:table-cell office:value-type="float" office:value="601.882282971321">
                <text:p>601.882282971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786">
                <text:p>60.786</text:p>
              </table:table-cell>
              <table:table-cell office:value-type="float" office:value="581.627393451685">
                <text:p>581.627393451685</text:p>
              </table:table-cell>
              <table:table-cell office:value-type="float" office:value="72.402">
                <text:p>72.402</text:p>
              </table:table-cell>
              <table:table-cell office:value-type="float" office:value="584.393674264235">
                <text:p>584.393674264235</text:p>
              </table:table-cell>
              <table:table-cell office:value-type="float" office:value="84.018">
                <text:p>84.018</text:p>
              </table:table-cell>
              <table:table-cell office:value-type="float" office:value="600.815009364066">
                <text:p>600.815009364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.8515">
                <text:p>65.8515</text:p>
              </table:table-cell>
              <table:table-cell office:value-type="float" office:value="580.682614934109">
                <text:p>580.682614934109</text:p>
              </table:table-cell>
              <table:table-cell office:value-type="float" office:value="78.4355">
                <text:p>78.4355</text:p>
              </table:table-cell>
              <table:table-cell office:value-type="float" office:value="583.331454206318">
                <text:p>583.331454206318</text:p>
              </table:table-cell>
              <table:table-cell office:value-type="float" office:value="91.0195">
                <text:p>91.0195</text:p>
              </table:table-cell>
              <table:table-cell office:value-type="float" office:value="599.641433719532">
                <text:p>599.641433719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917">
                <text:p>70.917</text:p>
              </table:table-cell>
              <table:table-cell office:value-type="float" office:value="579.641228535681">
                <text:p>579.641228535681</text:p>
              </table:table-cell>
              <table:table-cell office:value-type="float" office:value="84.469">
                <text:p>84.469</text:p>
              </table:table-cell>
              <table:table-cell office:value-type="float" office:value="582.160617338337">
                <text:p>582.160617338337</text:p>
              </table:table-cell>
              <table:table-cell office:value-type="float" office:value="98.021">
                <text:p>98.021</text:p>
              </table:table-cell>
              <table:table-cell office:value-type="float" office:value="598.347854652047">
                <text:p>598.347854652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9825">
                <text:p>75.9825</text:p>
              </table:table-cell>
              <table:table-cell office:value-type="float" office:value="578.486637180588">
                <text:p>578.486637180588</text:p>
              </table:table-cell>
              <table:table-cell office:value-type="float" office:value="90.5025">
                <text:p>90.5025</text:p>
              </table:table-cell>
              <table:table-cell office:value-type="float" office:value="580.862503470101">
                <text:p>580.862503470101</text:p>
              </table:table-cell>
              <table:table-cell office:value-type="float" office:value="105.0225">
                <text:p>105.0225</text:p>
              </table:table-cell>
              <table:table-cell office:value-type="float" office:value="596.913655769961">
                <text:p>596.9136557699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.048">
                <text:p>81.048</text:p>
              </table:table-cell>
              <table:table-cell office:value-type="float" office:value="577.19306180012">
                <text:p>577.19306180012</text:p>
              </table:table-cell>
              <table:table-cell office:value-type="float" office:value="96.536">
                <text:p>96.536</text:p>
              </table:table-cell>
              <table:table-cell office:value-type="float" office:value="579.408129042656">
                <text:p>579.408129042656</text:p>
              </table:table-cell>
              <table:table-cell office:value-type="float" office:value="112.024">
                <text:p>112.024</text:p>
              </table:table-cell>
              <table:table-cell office:value-type="float" office:value="595.306815084398">
                <text:p>595.306815084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1135">
                <text:p>86.1135</text:p>
              </table:table-cell>
              <table:table-cell office:value-type="float" office:value="575.717595690867">
                <text:p>575.717595690867</text:p>
              </table:table-cell>
              <table:table-cell office:value-type="float" office:value="102.5695">
                <text:p>102.5695</text:p>
              </table:table-cell>
              <table:table-cell office:value-type="float" office:value="577.749253796373">
                <text:p>577.749253796373</text:p>
              </table:table-cell>
              <table:table-cell office:value-type="float" office:value="119.0255">
                <text:p>119.0255</text:p>
              </table:table-cell>
              <table:table-cell office:value-type="float" office:value="593.474035170436">
                <text:p>593.4740351704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.179">
                <text:p>91.179</text:p>
              </table:table-cell>
              <table:table-cell office:value-type="float" office:value="573.979270751065">
                <text:p>573.979270751065</text:p>
              </table:table-cell>
              <table:table-cell office:value-type="float" office:value="108.603">
                <text:p>108.603</text:p>
              </table:table-cell>
              <table:table-cell office:value-type="float" office:value="575.794844817035">
                <text:p>575.794844817035</text:p>
              </table:table-cell>
              <table:table-cell office:value-type="float" office:value="126.027">
                <text:p>126.027</text:p>
              </table:table-cell>
              <table:table-cell office:value-type="float" office:value="591.314739871393">
                <text:p>591.3147398713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.2445">
                <text:p>96.2445</text:p>
              </table:table-cell>
              <table:table-cell office:value-type="float" office:value="571.781655629564">
                <text:p>571.781655629564</text:p>
              </table:table-cell>
              <table:table-cell office:value-type="float" office:value="114.6365">
                <text:p>114.6365</text:p>
              </table:table-cell>
              <table:table-cell office:value-type="float" office:value="573.324053178344">
                <text:p>573.324053178344</text:p>
              </table:table-cell>
              <table:table-cell office:value-type="float" office:value="133.0285">
                <text:p>133.0285</text:p>
              </table:table-cell>
              <table:table-cell office:value-type="float" office:value="588.584928032242">
                <text:p>588.584928032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1">
                <text:p>101.31</text:p>
              </table:table-cell>
              <table:table-cell office:value-type="float" office:value="567.633312387077">
                <text:p>567.633312387077</text:p>
              </table:table-cell>
              <table:table-cell office:value-type="float" office:value="120.67">
                <text:p>120.67</text:p>
              </table:table-cell>
              <table:table-cell office:value-type="float" office:value="568.660046411337">
                <text:p>568.660046411337</text:p>
              </table:table-cell>
              <table:table-cell office:value-type="float" office:value="140.03">
                <text:p>140.03</text:p>
              </table:table-cell>
              <table:table-cell office:value-type="float" office:value="583.431980008992">
                <text:p>583.431980008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2.0.4$Linux_X86_64 LibreOffice_project/9a9c6381e3f7a62afc1329bd359cc48accb6435b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